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145399066708679" calcext:value-type="float">
            <text:p>-0.145399066708679</text:p>
          </table:table-cell>
          <table:table-cell office:value-type="float" office:value="-1.33046115897413" calcext:value-type="float">
            <text:p>-1.33046115897413</text:p>
          </table:table-cell>
          <table:table-cell office:value-type="float" office:value="-1.47744201145557" calcext:value-type="float">
            <text:p>-1.47744201145557</text:p>
          </table:table-cell>
          <table:table-cell office:value-type="float" office:value="-0.145399066708679" calcext:value-type="float">
            <text:p>-0.145399066708679</text:p>
          </table:table-cell>
          <table:table-cell office:value-type="float" office:value="0.109900925735557" calcext:value-type="float">
            <text:p>0.109900925735557</text:p>
          </table:table-cell>
          <table:table-cell office:value-type="float" office:value="-0.954855629571954" calcext:value-type="float">
            <text:p>-0.954855629571954</text:p>
          </table:table-cell>
          <table:table-cell table:number-columns-repeated="2" office:value-type="float" office:value="-2.13295742887369" calcext:value-type="float">
            <text:p>-2.13295742887369</text:p>
          </table:table-cell>
          <table:table-cell office:value-type="float" office:value="-0.451389600919383" calcext:value-type="float">
            <text:p>-0.451389600919383</text:p>
          </table:table-cell>
          <table:table-cell office:value-type="float" office:value="-0.954855629571954" calcext:value-type="float">
            <text:p>-0.954855629571954</text:p>
          </table:table-cell>
          <table:table-cell office:value-type="float" office:value="-0.961581609592216" calcext:value-type="float">
            <text:p>-0.961581609592216</text:p>
          </table:table-cell>
          <table:table-cell office:value-type="float" office:value="0.808784806540288" calcext:value-type="float">
            <text:p>0.80878480654028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5.68441574475764" calcext:value-type="float">
            <text:p>-5.68441574475764</text:p>
          </table:table-cell>
          <table:table-cell office:value-type="float" office:value="-0.61142198224301" calcext:value-type="float">
            <text:p>-0.61142198224301</text:p>
          </table:table-cell>
          <table:table-cell office:value-type="float" office:value="-1.9513039364994" calcext:value-type="float">
            <text:p>-1.9513039364994</text:p>
          </table:table-cell>
          <table:table-cell office:value-type="float" office:value="-1.49197152706675" calcext:value-type="float">
            <text:p>-1.49197152706675</text:p>
          </table:table-cell>
          <table:table-cell office:value-type="float" office:value="-1.48644361443439" calcext:value-type="float">
            <text:p>-1.48644361443439</text:p>
          </table:table-cell>
          <table:table-cell office:value-type="float" office:value="-6.97392151445923" calcext:value-type="float">
            <text:p>-6.97392151445923</text:p>
          </table:table-cell>
          <table:table-cell office:value-type="float" office:value="-0.511423012617562" calcext:value-type="float">
            <text:p>-0.511423012617562</text:p>
          </table:table-cell>
          <table:table-cell office:value-type="float" office:value="-0.451389600919383" calcext:value-type="float">
            <text:p>-0.451389600919383</text:p>
          </table:table-cell>
          <table:table-cell office:value-type="float" office:value="-3.0037434757218" calcext:value-type="float">
            <text:p>-3.0037434757218</text:p>
          </table:table-cell>
          <table:table-cell office:value-type="float" office:value="-1.21861723186019" calcext:value-type="float">
            <text:p>-1.21861723186019</text:p>
          </table:table-cell>
          <table:table-cell office:value-type="float" office:value="-2.33846516405794" calcext:value-type="float">
            <text:p>-2.33846516405794</text:p>
          </table:table-cell>
          <table:table-cell office:value-type="float" office:value="2.25717859429225" calcext:value-type="float">
            <text:p>2.2571785942922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53456625915118" calcext:value-type="float">
            <text:p>-1.53456625915118</text:p>
          </table:table-cell>
          <table:table-cell office:value-type="float" office:value="-4.42331891011318" calcext:value-type="float">
            <text:p>-4.42331891011318</text:p>
          </table:table-cell>
          <table:table-cell office:value-type="float" office:value="-4.15074147469248" calcext:value-type="float">
            <text:p>-4.15074147469248</text:p>
          </table:table-cell>
          <table:table-cell office:value-type="float" office:value="-6.95142713085998" calcext:value-type="float">
            <text:p>-6.95142713085998</text:p>
          </table:table-cell>
          <table:table-cell office:value-type="float" office:value="-6.96816279864311" calcext:value-type="float">
            <text:p>-6.96816279864311</text:p>
          </table:table-cell>
          <table:table-cell office:value-type="float" office:value="-3.97860912263198" calcext:value-type="float">
            <text:p>-3.97860912263198</text:p>
          </table:table-cell>
          <table:table-cell office:value-type="float" office:value="-0.634820359814836" calcext:value-type="float">
            <text:p>-0.634820359814836</text:p>
          </table:table-cell>
          <table:table-cell office:value-type="float" office:value="-2.72537202979274" calcext:value-type="float">
            <text:p>-2.72537202979274</text:p>
          </table:table-cell>
          <table:table-cell office:value-type="float" office:value="-4.18995977887587" calcext:value-type="float">
            <text:p>-4.18995977887587</text:p>
          </table:table-cell>
          <table:table-cell office:value-type="float" office:value="-1.85951736447098" calcext:value-type="float">
            <text:p>-1.85951736447098</text:p>
          </table:table-cell>
          <table:table-cell office:value-type="float" office:value="-3.74164952290463" calcext:value-type="float">
            <text:p>-3.74164952290463</text:p>
          </table:table-cell>
          <table:table-cell office:value-type="float" office:value="2.126579593662" calcext:value-type="float">
            <text:p>2.12657959366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1.82008766435468" calcext:value-type="float">
            <text:p>-1.82008766435468</text:p>
          </table:table-cell>
          <table:table-cell office:value-type="float" office:value="-5.05672517170159" calcext:value-type="float">
            <text:p>-5.05672517170159</text:p>
          </table:table-cell>
          <table:table-cell office:value-type="float" office:value="-2.05254686214746" calcext:value-type="float">
            <text:p>-2.05254686214746</text:p>
          </table:table-cell>
          <table:table-cell office:value-type="float" office:value="-1.75860660427498" calcext:value-type="float">
            <text:p>-1.75860660427498</text:p>
          </table:table-cell>
          <table:table-cell office:value-type="float" office:value="-3.74932792243354" calcext:value-type="float">
            <text:p>-3.74932792243354</text:p>
          </table:table-cell>
          <table:table-cell office:value-type="float" office:value="-5.44668574444609" calcext:value-type="float">
            <text:p>-5.44668574444609</text:p>
          </table:table-cell>
          <table:table-cell office:value-type="float" office:value="-8.01182469786096" calcext:value-type="float">
            <text:p>-8.01182469786096</text:p>
          </table:table-cell>
          <table:table-cell office:value-type="float" office:value="-5.36198725746339" calcext:value-type="float">
            <text:p>-5.36198725746339</text:p>
          </table:table-cell>
          <table:table-cell office:value-type="float" office:value="-1.75742364962607" calcext:value-type="float">
            <text:p>-1.75742364962607</text:p>
          </table:table-cell>
          <table:table-cell office:value-type="float" office:value="-0.818673887403126" calcext:value-type="float">
            <text:p>-0.818673887403126</text:p>
          </table:table-cell>
          <table:table-cell office:value-type="float" office:value="-3.58338894617119" calcext:value-type="float">
            <text:p>-3.58338894617119</text:p>
          </table:table-cell>
          <table:table-cell office:value-type="float" office:value="2.31432552228449" calcext:value-type="float">
            <text:p>2.3143255222844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5.55276897194812" calcext:value-type="float">
            <text:p>-5.55276897194812</text:p>
          </table:table-cell>
          <table:table-cell office:value-type="float" office:value="-2.92164951123118" calcext:value-type="float">
            <text:p>-2.92164951123118</text:p>
          </table:table-cell>
          <table:table-cell office:value-type="float" office:value="-5.02164439487198" calcext:value-type="float">
            <text:p>-5.02164439487198</text:p>
          </table:table-cell>
          <table:table-cell office:value-type="float" office:value="-2.89659477870318" calcext:value-type="float">
            <text:p>-2.89659477870318</text:p>
          </table:table-cell>
          <table:table-cell office:value-type="float" office:value="-6.62817382023372" calcext:value-type="float">
            <text:p>-6.62817382023372</text:p>
          </table:table-cell>
          <table:table-cell office:value-type="float" office:value="-11.0649072094226" calcext:value-type="float">
            <text:p>-11.0649072094226</text:p>
          </table:table-cell>
          <table:table-cell office:value-type="float" office:value="-3.10515073891264" calcext:value-type="float">
            <text:p>-3.10515073891264</text:p>
          </table:table-cell>
          <table:table-cell office:value-type="float" office:value="-3.32767597616028" calcext:value-type="float">
            <text:p>-3.32767597616028</text:p>
          </table:table-cell>
          <table:table-cell office:value-type="float" office:value="-6.31974127012773" calcext:value-type="float">
            <text:p>-6.31974127012773</text:p>
          </table:table-cell>
          <table:table-cell office:value-type="float" office:value="-5.22192339326155" calcext:value-type="float">
            <text:p>-5.22192339326155</text:p>
          </table:table-cell>
          <table:table-cell office:value-type="float" office:value="-5.20602300648729" calcext:value-type="float">
            <text:p>-5.20602300648729</text:p>
          </table:table-cell>
          <table:table-cell office:value-type="float" office:value="2.49972352530371" calcext:value-type="float">
            <text:p>2.4997235253037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7.4331005626202" calcext:value-type="float">
            <text:p>-7.4331005626202</text:p>
          </table:table-cell>
          <table:table-cell office:value-type="float" office:value="-10.1048997707435" calcext:value-type="float">
            <text:p>-10.1048997707435</text:p>
          </table:table-cell>
          <table:table-cell office:value-type="float" office:value="-2.23501496454804" calcext:value-type="float">
            <text:p>-2.23501496454804</text:p>
          </table:table-cell>
          <table:table-cell office:value-type="float" office:value="-3.40353272117584" calcext:value-type="float">
            <text:p>-3.40353272117584</text:p>
          </table:table-cell>
          <table:table-cell office:value-type="float" office:value="-4.50465957867684" calcext:value-type="float">
            <text:p>-4.50465957867684</text:p>
          </table:table-cell>
          <table:table-cell office:value-type="float" office:value="-4.49009778613329" calcext:value-type="float">
            <text:p>-4.49009778613329</text:p>
          </table:table-cell>
          <table:table-cell office:value-type="float" office:value="-10.8213448341336" calcext:value-type="float">
            <text:p>-10.8213448341336</text:p>
          </table:table-cell>
          <table:table-cell office:value-type="float" office:value="-9.34981740096307" calcext:value-type="float">
            <text:p>-9.34981740096307</text:p>
          </table:table-cell>
          <table:table-cell office:value-type="float" office:value="-2.61772781348951" calcext:value-type="float">
            <text:p>-2.61772781348951</text:p>
          </table:table-cell>
          <table:table-cell office:value-type="float" office:value="-4.04584257218829" calcext:value-type="float">
            <text:p>-4.04584257218829</text:p>
          </table:table-cell>
          <table:table-cell office:value-type="float" office:value="-5.90060380046722" calcext:value-type="float">
            <text:p>-5.90060380046722</text:p>
          </table:table-cell>
          <table:table-cell office:value-type="float" office:value="3.23114917035233" calcext:value-type="float">
            <text:p>3.23114917035233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5.16790022363582" calcext:value-type="float">
            <text:p>-5.16790022363582</text:p>
          </table:table-cell>
          <table:table-cell office:value-type="float" office:value="-1.27134240969673" calcext:value-type="float">
            <text:p>-1.27134240969673</text:p>
          </table:table-cell>
          <table:table-cell office:value-type="float" office:value="-5.07587335237789" calcext:value-type="float">
            <text:p>-5.07587335237789</text:p>
          </table:table-cell>
          <table:table-cell office:value-type="float" office:value="-7.25099484271773" calcext:value-type="float">
            <text:p>-7.25099484271773</text:p>
          </table:table-cell>
          <table:table-cell office:value-type="float" office:value="-8.54642648467197" calcext:value-type="float">
            <text:p>-8.54642648467197</text:p>
          </table:table-cell>
          <table:table-cell office:value-type="float" office:value="-8.8115839547574" calcext:value-type="float">
            <text:p>-8.8115839547574</text:p>
          </table:table-cell>
          <table:table-cell office:value-type="float" office:value="-8.1983136098872" calcext:value-type="float">
            <text:p>-8.1983136098872</text:p>
          </table:table-cell>
          <table:table-cell office:value-type="float" office:value="-7.55780420315027" calcext:value-type="float">
            <text:p>-7.55780420315027</text:p>
          </table:table-cell>
          <table:table-cell office:value-type="float" office:value="-3.49241223768024" calcext:value-type="float">
            <text:p>-3.49241223768024</text:p>
          </table:table-cell>
          <table:table-cell office:value-type="float" office:value="-13.6750122576079" calcext:value-type="float">
            <text:p>-13.6750122576079</text:p>
          </table:table-cell>
          <table:table-cell office:value-type="float" office:value="-6.90476635761831" calcext:value-type="float">
            <text:p>-6.90476635761831</text:p>
          </table:table-cell>
          <table:table-cell office:value-type="float" office:value="3.40143772808161" calcext:value-type="float">
            <text:p>3.4014377280816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6.52891853944214" calcext:value-type="float">
            <text:p>-6.52891853944214</text:p>
          </table:table-cell>
          <table:table-cell office:value-type="float" office:value="-10.1182438226145" calcext:value-type="float">
            <text:p>-10.1182438226145</text:p>
          </table:table-cell>
          <table:table-cell office:value-type="float" office:value="-11.1863427988961" calcext:value-type="float">
            <text:p>-11.1863427988961</text:p>
          </table:table-cell>
          <table:table-cell office:value-type="float" office:value="-14.5354737820229" calcext:value-type="float">
            <text:p>-14.5354737820229</text:p>
          </table:table-cell>
          <table:table-cell office:value-type="float" office:value="-16.5054419181778" calcext:value-type="float">
            <text:p>-16.5054419181778</text:p>
          </table:table-cell>
          <table:table-cell office:value-type="float" office:value="-6.84986747525567" calcext:value-type="float">
            <text:p>-6.84986747525567</text:p>
          </table:table-cell>
          <table:table-cell office:value-type="float" office:value="-14.0673986994323" calcext:value-type="float">
            <text:p>-14.0673986994323</text:p>
          </table:table-cell>
          <table:table-cell office:value-type="float" office:value="-4.748413992932" calcext:value-type="float">
            <text:p>-4.748413992932</text:p>
          </table:table-cell>
          <table:table-cell office:value-type="float" office:value="-2.96681060711494" calcext:value-type="float">
            <text:p>-2.96681060711494</text:p>
          </table:table-cell>
          <table:table-cell office:value-type="float" office:value="-14.7954509007776" calcext:value-type="float">
            <text:p>-14.7954509007776</text:p>
          </table:table-cell>
          <table:table-cell office:value-type="float" office:value="-10.2302362536666" calcext:value-type="float">
            <text:p>-10.2302362536666</text:p>
          </table:table-cell>
          <table:table-cell office:value-type="float" office:value="4.7415343516193" calcext:value-type="float">
            <text:p>4.7415343516193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5.8209716188726" calcext:value-type="float">
            <text:p>-15.8209716188726</text:p>
          </table:table-cell>
          <table:table-cell office:value-type="float" office:value="-4.15901556935102" calcext:value-type="float">
            <text:p>-4.15901556935102</text:p>
          </table:table-cell>
          <table:table-cell office:value-type="float" office:value="-8.37051685025788" calcext:value-type="float">
            <text:p>-8.37051685025788</text:p>
          </table:table-cell>
          <table:table-cell office:value-type="float" office:value="-4.43412104249477" calcext:value-type="float">
            <text:p>-4.43412104249477</text:p>
          </table:table-cell>
          <table:table-cell office:value-type="float" office:value="-5.28643332258451" calcext:value-type="float">
            <text:p>-5.28643332258451</text:p>
          </table:table-cell>
          <table:table-cell office:value-type="float" office:value="-5.03562303852081" calcext:value-type="float">
            <text:p>-5.03562303852081</text:p>
          </table:table-cell>
          <table:table-cell office:value-type="float" office:value="-6.26764613670442" calcext:value-type="float">
            <text:p>-6.26764613670442</text:p>
          </table:table-cell>
          <table:table-cell office:value-type="float" office:value="-23.14912310876" calcext:value-type="float">
            <text:p>-23.14912310876</text:p>
          </table:table-cell>
          <table:table-cell office:value-type="float" office:value="-8.7711146128014" calcext:value-type="float">
            <text:p>-8.7711146128014</text:p>
          </table:table-cell>
          <table:table-cell office:value-type="float" office:value="-8.4536375306641" calcext:value-type="float">
            <text:p>-8.4536375306641</text:p>
          </table:table-cell>
          <table:table-cell office:value-type="float" office:value="-8.97482028310115" calcext:value-type="float">
            <text:p>-8.97482028310115</text:p>
          </table:table-cell>
          <table:table-cell office:value-type="float" office:value="6.04353785829698" calcext:value-type="float">
            <text:p>6.0435378582969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5.9333604226804" calcext:value-type="float">
            <text:p>-15.9333604226804</text:p>
          </table:table-cell>
          <table:table-cell office:value-type="float" office:value="-6.67230761964376" calcext:value-type="float">
            <text:p>-6.67230761964376</text:p>
          </table:table-cell>
          <table:table-cell office:value-type="float" office:value="-18.3566489668618" calcext:value-type="float">
            <text:p>-18.3566489668618</text:p>
          </table:table-cell>
          <table:table-cell office:value-type="float" office:value="-9.18668456197618" calcext:value-type="float">
            <text:p>-9.18668456197618</text:p>
          </table:table-cell>
          <table:table-cell office:value-type="float" office:value="-11.7235859560158" calcext:value-type="float">
            <text:p>-11.7235859560158</text:p>
          </table:table-cell>
          <table:table-cell office:value-type="float" office:value="-15.7513160799195" calcext:value-type="float">
            <text:p>-15.7513160799195</text:p>
          </table:table-cell>
          <table:table-cell office:value-type="float" office:value="-7.9011216674237" calcext:value-type="float">
            <text:p>-7.9011216674237</text:p>
          </table:table-cell>
          <table:table-cell office:value-type="float" office:value="-15.1076820414703" calcext:value-type="float">
            <text:p>-15.1076820414703</text:p>
          </table:table-cell>
          <table:table-cell office:value-type="float" office:value="-18.4711728979488" calcext:value-type="float">
            <text:p>-18.4711728979488</text:p>
          </table:table-cell>
          <table:table-cell office:value-type="float" office:value="-8.37110551237722" calcext:value-type="float">
            <text:p>-8.37110551237722</text:p>
          </table:table-cell>
          <table:table-cell office:value-type="float" office:value="-12.7474985726318" calcext:value-type="float">
            <text:p>-12.7474985726318</text:p>
          </table:table-cell>
          <table:table-cell office:value-type="float" office:value="4.49990174194009" calcext:value-type="float">
            <text:p>4.49990174194009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0.7056576894803" calcext:value-type="float">
            <text:p>-10.7056576894803</text:p>
          </table:table-cell>
          <table:table-cell office:value-type="float" office:value="-14.2598947651725" calcext:value-type="float">
            <text:p>-14.2598947651725</text:p>
          </table:table-cell>
          <table:table-cell office:value-type="float" office:value="-15.5787480906663" calcext:value-type="float">
            <text:p>-15.5787480906663</text:p>
          </table:table-cell>
          <table:table-cell office:value-type="float" office:value="-3.16977372806978" calcext:value-type="float">
            <text:p>-3.16977372806978</text:p>
          </table:table-cell>
          <table:table-cell office:value-type="float" office:value="-15.0656482058543" calcext:value-type="float">
            <text:p>-15.0656482058543</text:p>
          </table:table-cell>
          <table:table-cell office:value-type="float" office:value="-14.791561151402" calcext:value-type="float">
            <text:p>-14.791561151402</text:p>
          </table:table-cell>
          <table:table-cell office:value-type="float" office:value="-1.99496813424831" calcext:value-type="float">
            <text:p>-1.99496813424831</text:p>
          </table:table-cell>
          <table:table-cell office:value-type="float" office:value="-8.59650922076377" calcext:value-type="float">
            <text:p>-8.59650922076377</text:p>
          </table:table-cell>
          <table:table-cell office:value-type="float" office:value="-20.31498326268" calcext:value-type="float">
            <text:p>-20.31498326268</text:p>
          </table:table-cell>
          <table:table-cell office:value-type="float" office:value="-18.6220926497381" calcext:value-type="float">
            <text:p>-18.6220926497381</text:p>
          </table:table-cell>
          <table:table-cell office:value-type="float" office:value="-12.3099836898075" calcext:value-type="float">
            <text:p>-12.3099836898075</text:p>
          </table:table-cell>
          <table:table-cell office:value-type="float" office:value="6.13250323930172" calcext:value-type="float">
            <text:p>6.1325032393017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4.998143427514" calcext:value-type="float">
            <text:p>-14.998143427514</text:p>
          </table:table-cell>
          <table:table-cell office:value-type="float" office:value="-11.5554756192301" calcext:value-type="float">
            <text:p>-11.5554756192301</text:p>
          </table:table-cell>
          <table:table-cell office:value-type="float" office:value="-16.3498498871071" calcext:value-type="float">
            <text:p>-16.3498498871071</text:p>
          </table:table-cell>
          <table:table-cell office:value-type="float" office:value="-19.880001466366" calcext:value-type="float">
            <text:p>-19.880001466366</text:p>
          </table:table-cell>
          <table:table-cell office:value-type="float" office:value="-6.03000131297148" calcext:value-type="float">
            <text:p>-6.03000131297148</text:p>
          </table:table-cell>
          <table:table-cell office:value-type="float" office:value="-7.81969734558283" calcext:value-type="float">
            <text:p>-7.81969734558283</text:p>
          </table:table-cell>
          <table:table-cell office:value-type="float" office:value="-8.00147700510932" calcext:value-type="float">
            <text:p>-8.00147700510932</text:p>
          </table:table-cell>
          <table:table-cell office:value-type="float" office:value="-11.218556543036" calcext:value-type="float">
            <text:p>-11.218556543036</text:p>
          </table:table-cell>
          <table:table-cell office:value-type="float" office:value="-8.58003647551969" calcext:value-type="float">
            <text:p>-8.58003647551969</text:p>
          </table:table-cell>
          <table:table-cell office:value-type="float" office:value="-15.8102798747773" calcext:value-type="float">
            <text:p>-15.8102798747773</text:p>
          </table:table-cell>
          <table:table-cell office:value-type="float" office:value="-12.0243518957214" calcext:value-type="float">
            <text:p>-12.0243518957214</text:p>
          </table:table-cell>
          <table:table-cell office:value-type="float" office:value="4.54759021405535" calcext:value-type="float">
            <text:p>4.5475902140553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27.1638171663318" calcext:value-type="float">
            <text:p>-27.1638171663318</text:p>
          </table:table-cell>
          <table:table-cell office:value-type="float" office:value="-17.5797863036942" calcext:value-type="float">
            <text:p>-17.5797863036942</text:p>
          </table:table-cell>
          <table:table-cell office:value-type="float" office:value="-22.1386999395747" calcext:value-type="float">
            <text:p>-22.1386999395747</text:p>
          </table:table-cell>
          <table:table-cell office:value-type="float" office:value="-15.2205791958448" calcext:value-type="float">
            <text:p>-15.2205791958448</text:p>
          </table:table-cell>
          <table:table-cell office:value-type="float" office:value="-8.67195745171528" calcext:value-type="float">
            <text:p>-8.67195745171528</text:p>
          </table:table-cell>
          <table:table-cell office:value-type="float" office:value="-20.4495007054259" calcext:value-type="float">
            <text:p>-20.4495007054259</text:p>
          </table:table-cell>
          <table:table-cell office:value-type="float" office:value="-12.5719742971052" calcext:value-type="float">
            <text:p>-12.5719742971052</text:p>
          </table:table-cell>
          <table:table-cell office:value-type="float" office:value="-8.31745452971932" calcext:value-type="float">
            <text:p>-8.31745452971932</text:p>
          </table:table-cell>
          <table:table-cell office:value-type="float" office:value="-7.50410601867186" calcext:value-type="float">
            <text:p>-7.50410601867186</text:p>
          </table:table-cell>
          <table:table-cell office:value-type="float" office:value="-14.1124023998762" calcext:value-type="float">
            <text:p>-14.1124023998762</text:p>
          </table:table-cell>
          <table:table-cell office:value-type="float" office:value="-15.3730278007959" calcext:value-type="float">
            <text:p>-15.3730278007959</text:p>
          </table:table-cell>
          <table:table-cell office:value-type="float" office:value="6.51068437538222" calcext:value-type="float">
            <text:p>6.5106843753822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9.2536318315943" calcext:value-type="float">
            <text:p>-19.2536318315943</text:p>
          </table:table-cell>
          <table:table-cell office:value-type="float" office:value="-6.28136983402907" calcext:value-type="float">
            <text:p>-6.28136983402907</text:p>
          </table:table-cell>
          <table:table-cell office:value-type="float" office:value="-8.6744072265347" calcext:value-type="float">
            <text:p>-8.6744072265347</text:p>
          </table:table-cell>
          <table:table-cell office:value-type="float" office:value="-16.8686463193673" calcext:value-type="float">
            <text:p>-16.8686463193673</text:p>
          </table:table-cell>
          <table:table-cell office:value-type="float" office:value="-14.6502694240751" calcext:value-type="float">
            <text:p>-14.6502694240751</text:p>
          </table:table-cell>
          <table:table-cell office:value-type="float" office:value="-25.6146112140609" calcext:value-type="float">
            <text:p>-25.6146112140609</text:p>
          </table:table-cell>
          <table:table-cell office:value-type="float" office:value="-14.4056913520368" calcext:value-type="float">
            <text:p>-14.4056913520368</text:p>
          </table:table-cell>
          <table:table-cell office:value-type="float" office:value="-13.9586955120688" calcext:value-type="float">
            <text:p>-13.9586955120688</text:p>
          </table:table-cell>
          <table:table-cell office:value-type="float" office:value="-16.3498288911463" calcext:value-type="float">
            <text:p>-16.3498288911463</text:p>
          </table:table-cell>
          <table:table-cell office:value-type="float" office:value="-19.0287384502457" calcext:value-type="float">
            <text:p>-19.0287384502457</text:p>
          </table:table-cell>
          <table:table-cell office:value-type="float" office:value="-15.5085890055159" calcext:value-type="float">
            <text:p>-15.5085890055159</text:p>
          </table:table-cell>
          <table:table-cell office:value-type="float" office:value="5.44986037547865" calcext:value-type="float">
            <text:p>5.4498603754786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9.0613510393904" calcext:value-type="float">
            <text:p>-19.0613510393904</text:p>
          </table:table-cell>
          <table:table-cell office:value-type="float" office:value="-15.4363427893049" calcext:value-type="float">
            <text:p>-15.4363427893049</text:p>
          </table:table-cell>
          <table:table-cell office:value-type="float" office:value="-18.274003005014" calcext:value-type="float">
            <text:p>-18.274003005014</text:p>
          </table:table-cell>
          <table:table-cell office:value-type="float" office:value="-16.9187720831689" calcext:value-type="float">
            <text:p>-16.9187720831689</text:p>
          </table:table-cell>
          <table:table-cell office:value-type="float" office:value="-35.9771719169919" calcext:value-type="float">
            <text:p>-35.9771719169919</text:p>
          </table:table-cell>
          <table:table-cell office:value-type="float" office:value="-19.0613510393904" calcext:value-type="float">
            <text:p>-19.0613510393904</text:p>
          </table:table-cell>
          <table:table-cell office:value-type="float" office:value="-9.34997205688967" calcext:value-type="float">
            <text:p>-9.34997205688967</text:p>
          </table:table-cell>
          <table:table-cell office:value-type="float" office:value="-10.4097342221123" calcext:value-type="float">
            <text:p>-10.4097342221123</text:p>
          </table:table-cell>
          <table:table-cell office:value-type="float" office:value="-23.3241421960078" calcext:value-type="float">
            <text:p>-23.3241421960078</text:p>
          </table:table-cell>
          <table:table-cell office:value-type="float" office:value="-22.487666936376" calcext:value-type="float">
            <text:p>-22.487666936376</text:p>
          </table:table-cell>
          <table:table-cell office:value-type="float" office:value="-19.0300507284646" calcext:value-type="float">
            <text:p>-19.0300507284646</text:p>
          </table:table-cell>
          <table:table-cell office:value-type="float" office:value="7.48003884094315" calcext:value-type="float">
            <text:p>7.48003884094315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7.6279331764518" calcext:value-type="float">
            <text:p>-17.6279331764518</text:p>
          </table:table-cell>
          <table:table-cell table:number-columns-repeated="2" office:value-type="float" office:value="-13.5715302773891" calcext:value-type="float">
            <text:p>-13.5715302773891</text:p>
          </table:table-cell>
          <table:table-cell office:value-type="float" office:value="-25.3789290106683" calcext:value-type="float">
            <text:p>-25.3789290106683</text:p>
          </table:table-cell>
          <table:table-cell office:value-type="float" office:value="-27.1420345319808" calcext:value-type="float">
            <text:p>-27.1420345319808</text:p>
          </table:table-cell>
          <table:table-cell office:value-type="float" office:value="-8.28398689823492" calcext:value-type="float">
            <text:p>-8.28398689823492</text:p>
          </table:table-cell>
          <table:table-cell office:value-type="float" office:value="-20.7266348074515" calcext:value-type="float">
            <text:p>-20.7266348074515</text:p>
          </table:table-cell>
          <table:table-cell office:value-type="float" office:value="-18.4885618064515" calcext:value-type="float">
            <text:p>-18.4885618064515</text:p>
          </table:table-cell>
          <table:table-cell office:value-type="float" office:value="-17.6279331764518" calcext:value-type="float">
            <text:p>-17.6279331764518</text:p>
          </table:table-cell>
          <table:table-cell office:value-type="float" office:value="-8.28398689823492" calcext:value-type="float">
            <text:p>-8.28398689823492</text:p>
          </table:table-cell>
          <table:table-cell office:value-type="float" office:value="-17.0703060860704" calcext:value-type="float">
            <text:p>-17.0703060860704</text:p>
          </table:table-cell>
          <table:table-cell office:value-type="float" office:value="6.37143528049858" calcext:value-type="float">
            <text:p>6.37143528049858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41715946676974536, -0.04215880407349992, -0.055748995821502945, -0.0665290001699681]</text:p>
          </table:table-cell>
          <table:table-cell office:value-type="string" calcext:value-type="string">
            <text:p>[-3.9240487236322563, -0.2470800245694127, -0.38109832194956894, -0.7696175657452731]</text:p>
          </table:table-cell>
          <table:table-cell office:value-type="string" calcext:value-type="string">
            <text:p>[-4.929197817747455, -0.488534549772357, -0.3048342146403593, -0.18720146366209]</text:p>
          </table:table-cell>
          <table:table-cell office:value-type="string" calcext:value-type="string">
            <text:p>[-0.41715946676974536, -0.04215880407349992, -0.055748995821502945, -0.0665290001699681]</text:p>
          </table:table-cell>
          <table:table-cell office:value-type="string" calcext:value-type="string">
            <text:p>[-0.051326757647274235, -0.1333121725895392, 0.3629949577738767, 0.2612476754051629]</text:p>
          </table:table-cell>
          <table:table-cell office:value-type="string" calcext:value-type="string">
            <text:p>[-0.29311972714129997, -0.9908930651569614, -1.4211818125568376, -1.1142279134327193]</text:p>
          </table:table-cell>
          <table:table-cell table:number-columns-repeated="2" office:value-type="string" calcext:value-type="string">
            <text:p>[-0.9888870431543628, -1.3527418621991583, -2.665337516770583, -3.5248632933706503]</text:p>
          </table:table-cell>
          <table:table-cell office:value-type="string" calcext:value-type="string">
            <text:p>[-0.056903001787778074, -0.25332356104614817, -0.7521949760069591, -0.7431368648366465]</text:p>
          </table:table-cell>
          <table:table-cell office:value-type="string" calcext:value-type="string">
            <text:p>[-0.29311972714129997, -0.9908930651569614, -1.4211818125568376, -1.114227913432719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18.8825979981861, -1.2596968287538202, -1.1797704356222516, -1.4155977164683975]</text:p>
          </table:table-cell>
          <table:table-cell office:value-type="string" calcext:value-type="string">
            <text:p>[-0.39402478018368825, -0.45690428768643265, -0.6215349086064359, -0.9732239524954833]</text:p>
          </table:table-cell>
          <table:table-cell office:value-type="string" calcext:value-type="string">
            <text:p>[-6.792677748590448, -0.6379005722736197, -0.09195982543024339, -0.2826775997033071]</text:p>
          </table:table-cell>
          <table:table-cell office:value-type="string" calcext:value-type="string">
            <text:p>[-3.949780741577613, -0.3945100556369763, -0.43713162772314185, -1.1864636833292863]</text:p>
          </table:table-cell>
          <table:table-cell office:value-type="string" calcext:value-type="string">
            <text:p>[-4.905618426369629, -0.5766754870054625, -0.07488149801164745, -0.38859904635080156]</text:p>
          </table:table-cell>
          <table:table-cell office:value-type="string" calcext:value-type="string">
            <text:p>[-18.54561774721293, -2.1860447064647737, -3.2665441719375243, -3.8974794322216733]</text:p>
          </table:table-cell>
          <table:table-cell office:value-type="string" calcext:value-type="string">
            <text:p>[-0.16525158039057963, -0.05533516783249315, -0.5046575577185797, -1.3204477445285967]</text:p>
          </table:table-cell>
          <table:table-cell office:value-type="string" calcext:value-type="string">
            <text:p>[-0.056903001787778074, -0.25332356104614817, -0.7521949760069591, -0.7431368648366465]</text:p>
          </table:table-cell>
          <table:table-cell office:value-type="string" calcext:value-type="string">
            <text:p>[-5.6146400298245025, -1.4015323435937033, -2.090524982668329, -2.908276546800681]</text:p>
          </table:table-cell>
          <table:table-cell office:value-type="string" calcext:value-type="string">
            <text:p>[-0.22547751329196064, -1.378969041211664, -1.8359964154309516, -1.434025957506168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2004072409841582, -1.698043040970676, -1.921254276278428, -1.3185604783714666]</text:p>
          </table:table-cell>
          <table:table-cell office:value-type="string" calcext:value-type="string">
            <text:p>[-7.463302270485017, -2.132467378818448, -3.7020320683706753, -4.39547392277857]</text:p>
          </table:table-cell>
          <table:table-cell office:value-type="string" calcext:value-type="string">
            <text:p>[-13.655388478958862, -1.3040531714994419, -0.5803564490550528, -1.0631677992565702]</text:p>
          </table:table-cell>
          <table:table-cell office:value-type="string" calcext:value-type="string">
            <text:p>[-18.949423890476936, -1.6806279148159575, -2.8755735323210407, -4.300083185825998]</text:p>
          </table:table-cell>
          <table:table-cell office:value-type="string" calcext:value-type="string">
            <text:p>[-18.6720099666148, -2.2237088672232064, -3.263568083135304, -3.7133642775991182]</text:p>
          </table:table-cell>
          <table:table-cell office:value-type="string" calcext:value-type="string">
            <text:p>[-6.713195135479455, -1.4380844377033908, -2.5155102024633003, -5.247646714881782]</text:p>
          </table:table-cell>
          <table:table-cell office:value-type="string" calcext:value-type="string">
            <text:p>[-0.3994229715040598, -0.10882285792446211, -0.575292690960616, -1.4557429188702065]</text:p>
          </table:table-cell>
          <table:table-cell office:value-type="string" calcext:value-type="string">
            <text:p>[-8.072174840973801, -0.8478978884430166, -1.122820512368139, -0.8585948773859986]</text:p>
          </table:table-cell>
          <table:table-cell office:value-type="string" calcext:value-type="string">
            <text:p>[-6.955103581786903, -1.2652100218440765, -3.1085915075990123, -5.430934004273502]</text:p>
          </table:table-cell>
          <table:table-cell office:value-type="string" calcext:value-type="string">
            <text:p>[-1.026748186859705, -1.9586927179872315, -2.489087681761104, -1.963540871275859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1.69328071105872, -1.5499490335397326, -2.231066842476137, -1.8060540703441097]</text:p>
          </table:table-cell>
          <table:table-cell office:value-type="string" calcext:value-type="string">
            <text:p>[-2.264718741084093, -2.8601995690181736, -5.965068491037773, -9.13691388566631]</text:p>
          </table:table-cell>
          <table:table-cell office:value-type="string" calcext:value-type="string">
            <text:p>[-3.273004446145622, -1.3337755299360987, -1.7886451374186985, -1.8147623350894149]</text:p>
          </table:table-cell>
          <table:table-cell office:value-type="string" calcext:value-type="string">
            <text:p>[-4.9437312137582845, -0.621833091738333, -0.43083736026945374, -1.0380247513338547]</text:p>
          </table:table-cell>
          <table:table-cell office:value-type="string" calcext:value-type="string">
            <text:p>[-1.3758714913769898, -3.0163755274735804, -4.971520201450863, -5.633544469432716]</text:p>
          </table:table-cell>
          <table:table-cell office:value-type="string" calcext:value-type="string">
            <text:p>[-17.092423115838496, -1.7114908878061774, -1.611145918008261, -1.3716830561314008]</text:p>
          </table:table-cell>
          <table:table-cell office:value-type="string" calcext:value-type="string">
            <text:p>[-19.648425374040144, -3.9885463850154235, -4.533143465356804, -3.8771835670314614]</text:p>
          </table:table-cell>
          <table:table-cell office:value-type="string" calcext:value-type="string">
            <text:p>[-2.744369981124839, -4.7278111867528505, -6.627208119196526, -7.348559742779348]</text:p>
          </table:table-cell>
          <table:table-cell office:value-type="string" calcext:value-type="string">
            <text:p>[-4.761524214719071, -0.11893841031027641, -0.5769982652391814, -1.5722337082357374]</text:p>
          </table:table-cell>
          <table:table-cell office:value-type="string" calcext:value-type="string">
            <text:p>[-0.31086749440578654, -0.5464653738818548, -1.036959966682649, -1.3804027146422149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.603478273563754, -4.659028840070989, -6.6512996541777225, -7.29726911998001]</text:p>
          </table:table-cell>
          <table:table-cell office:value-type="string" calcext:value-type="string">
            <text:p>[-6.201011793453759, -1.551065792385975, -1.801976451330245, -2.1325440077547553]</text:p>
          </table:table-cell>
          <table:table-cell office:value-type="string" calcext:value-type="string">
            <text:p>[-14.583312774735703, -1.8521126576745761, -1.618125891801081, -2.033026255276571]</text:p>
          </table:table-cell>
          <table:table-cell office:value-type="string" calcext:value-type="string">
            <text:p>[-3.6357025026355627, -1.3992132648129152, -2.597614421240424, -3.9538489261238263]</text:p>
          </table:table-cell>
          <table:table-cell office:value-type="string" calcext:value-type="string">
            <text:p>[-17.648468656350747, -3.371655373655158, -2.487599753874181, -3.004971497054787]</text:p>
          </table:table-cell>
          <table:table-cell office:value-type="string" calcext:value-type="string">
            <text:p>[-35.07249532177499, -3.855600208224219, -3.206994146178377, -2.1245391615126064]</text:p>
          </table:table-cell>
          <table:table-cell office:value-type="string" calcext:value-type="string">
            <text:p>[-8.102639393413803, -1.5741364875125008, -1.5398474920540028, -1.203979582670267]</text:p>
          </table:table-cell>
          <table:table-cell office:value-type="string" calcext:value-type="string">
            <text:p>[-8.845452236213426, -0.8468264949519133, -1.4360709056879362, -2.182354267787856]</text:p>
          </table:table-cell>
          <table:table-cell office:value-type="string" calcext:value-type="string">
            <text:p>[-18.324338474727963, -1.9733170886322648, -1.8724230325117164, -3.108886484638962]</text:p>
          </table:table-cell>
          <table:table-cell office:value-type="string" calcext:value-type="string">
            <text:p>[-19.39102619914095, -1.057550598102952, -0.29126841405442416, -0.1478483617478820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7.046044738611332, -3.0300747326216904, -4.478291208525853, -5.177991570721918]</text:p>
          </table:table-cell>
          <table:table-cell office:value-type="string" calcext:value-type="string">
            <text:p>[-19.02056296606225, -4.35885537654761, -7.392424483895543, -9.647756256468675]</text:p>
          </table:table-cell>
          <table:table-cell office:value-type="string" calcext:value-type="string">
            <text:p>[-0.5612708694511692, -2.063860362993486, -3.0979650876572506, -3.2169635380902672]</text:p>
          </table:table-cell>
          <table:table-cell office:value-type="string" calcext:value-type="string">
            <text:p>[-4.419916692184511, -2.843166658426255, -3.4540611834228407, -2.8969863506697724]</text:p>
          </table:table-cell>
          <table:table-cell office:value-type="string" calcext:value-type="string">
            <text:p>[-7.70609063328902, -2.7001892150875006, -3.90939375370134, -3.7029647126294973]</text:p>
          </table:table-cell>
          <table:table-cell office:value-type="string" calcext:value-type="string">
            <text:p>[-3.466893963797335, -3.695798119824234, -5.440617350023591, -5.357081710887979]</text:p>
          </table:table-cell>
          <table:table-cell office:value-type="string" calcext:value-type="string">
            <text:p>[-33.77489947104184, -3.5940636027288697, -2.846748820429701, -3.069667442334012]</text:p>
          </table:table-cell>
          <table:table-cell office:value-type="string" calcext:value-type="string">
            <text:p>[-10.674801808972312, -6.044011245976355, -9.783605560500973, -10.89685098840263]</text:p>
          </table:table-cell>
          <table:table-cell office:value-type="string" calcext:value-type="string">
            <text:p>[-2.4107651610011605, -2.411313159817885, -3.3023600337246384, -2.3464728994143647]</text:p>
          </table:table-cell>
          <table:table-cell office:value-type="string" calcext:value-type="string">
            <text:p>[-6.4893474934257345, -2.1213378758069945, -3.361686804104713, -4.210998115415720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7.665954399059736, -1.615831760517672, -0.6616192123608755, -0.7281955226049908]</text:p>
          </table:table-cell>
          <table:table-cell office:value-type="string" calcext:value-type="string">
            <text:p>[-3.582018839717893, -0.7295002997558031, -0.26150912540765514, -0.5123413739055671]</text:p>
          </table:table-cell>
          <table:table-cell office:value-type="string" calcext:value-type="string">
            <text:p>[-7.366751891905521, -2.9168239199760304, -4.584591558883, -5.435326038747013]</text:p>
          </table:table-cell>
          <table:table-cell office:value-type="string" calcext:value-type="string">
            <text:p>[-19.11849247136772, -3.048524361506466, -3.4302392040810314, -3.4067233339156955]</text:p>
          </table:table-cell>
          <table:table-cell office:value-type="string" calcext:value-type="string">
            <text:p>[-12.12489670224195, -4.398550271815749, -7.503542514866468, -10.158716449763695]</text:p>
          </table:table-cell>
          <table:table-cell office:value-type="string" calcext:value-type="string">
            <text:p>[-17.83675477122646, -4.751861379908084, -6.08441960805346, -6.57330005984158]</text:p>
          </table:table-cell>
          <table:table-cell office:value-type="string" calcext:value-type="string">
            <text:p>[-21.06385502321817, -3.223662813739936, -4.093541796075528, -4.412194806515157]</text:p>
          </table:table-cell>
          <table:table-cell office:value-type="string" calcext:value-type="string">
            <text:p>[-17.678578006722145, -2.45647595977061, -4.5584890502888165, -5.537673795819509]</text:p>
          </table:table-cell>
          <table:table-cell office:value-type="string" calcext:value-type="string">
            <text:p>[-2.064288403494041, -1.818011235538508, -4.343710430457293, -5.743638881231106]</text:p>
          </table:table-cell>
          <table:table-cell office:value-type="string" calcext:value-type="string">
            <text:p>[-43.764032449711834, -3.019666328289805, -3.7235170910216997, -4.19283316140803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19.8448314454162, -1.7279511492245048, -1.9198729017841032, -2.6230186613437567]</text:p>
          </table:table-cell>
          <table:table-cell office:value-type="string" calcext:value-type="string">
            <text:p>[-32.996057542300285, -2.764111481776421, -2.4167756458554956, -2.2960306205258574]</text:p>
          </table:table-cell>
          <table:table-cell office:value-type="string" calcext:value-type="string">
            <text:p>[-32.492837840281716, -4.338307388416518, -3.9982480555559308, -3.9159779113302706]</text:p>
          </table:table-cell>
          <table:table-cell office:value-type="string" calcext:value-type="string">
            <text:p>[-46.751017654250916, -3.416544176859948, -3.4849808847026376, -4.489352412278169]</text:p>
          </table:table-cell>
          <table:table-cell office:value-type="string" calcext:value-type="string">
            <text:p>[-56.09288161972836, -3.4954941934713046, -2.961392264519258, -3.4719995949922255]</text:p>
          </table:table-cell>
          <table:table-cell office:value-type="string" calcext:value-type="string">
            <text:p>[-19.206680015842803, -2.1699926770450073, -2.28890908507966, -3.7338881230551957]</text:p>
          </table:table-cell>
          <table:table-cell office:value-type="string" calcext:value-type="string">
            <text:p>[-46.070267966804494, -3.987198566635186, -3.2095742856198983, -3.002553978669642]</text:p>
          </table:table-cell>
          <table:table-cell office:value-type="string" calcext:value-type="string">
            <text:p>[-1.5055552719075438, -4.8551017168746435, -6.64832011905343, -5.9846788638923565]</text:p>
          </table:table-cell>
          <table:table-cell office:value-type="string" calcext:value-type="string">
            <text:p>[-6.483622425928015, -1.0753960137512841, -1.8334246519403408, -2.4747993368401167]</text:p>
          </table:table-cell>
          <table:table-cell office:value-type="string" calcext:value-type="string">
            <text:p>[-46.633810598336666, -3.5667933267561347, -4.480034162615132, -4.501165515402339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6.47212595796252, -4.509686959601766, -9.208576068610252, -13.093497489315942]</text:p>
          </table:table-cell>
          <table:table-cell office:value-type="string" calcext:value-type="string">
            <text:p>[-6.202794150823898, -1.614556619192009, -3.6731471342200006, -5.145564373168177]</text:p>
          </table:table-cell>
          <table:table-cell office:value-type="string" calcext:value-type="string">
            <text:p>[-26.82950122244021, -0.7127791290479246, -1.8760816734560315, -4.063705376087334]</text:p>
          </table:table-cell>
          <table:table-cell office:value-type="string" calcext:value-type="string">
            <text:p>[-2.0155287774091146, -2.923796144723778, -5.83386892821558, -6.963290319630588]</text:p>
          </table:table-cell>
          <table:table-cell office:value-type="string" calcext:value-type="string">
            <text:p>[-15.860718793032325, -1.6184743862912576, -1.8797836996040873, -1.786756411410395]</text:p>
          </table:table-cell>
          <table:table-cell office:value-type="string" calcext:value-type="string">
            <text:p>[-17.113613222110978, -1.337031805272404, -0.5427362425032056, -1.1491108841966469]</text:p>
          </table:table-cell>
          <table:table-cell office:value-type="string" calcext:value-type="string">
            <text:p>[-18.376037828127934, -2.0585854176988327, -2.5231754614279733, -2.112785839562936]</text:p>
          </table:table-cell>
          <table:table-cell office:value-type="string" calcext:value-type="string">
            <text:p>[-51.521078233701665, -6.228023779299385, -15.295993124859075, -19.55139729717965]</text:p>
          </table:table-cell>
          <table:table-cell office:value-type="string" calcext:value-type="string">
            <text:p>[-6.393382079746157, -7.086994633186894, -10.681556097143252, -10.9225256411293]</text:p>
          </table:table-cell>
          <table:table-cell office:value-type="string" calcext:value-type="string">
            <text:p>[-20.529746137000473, -2.525929164080054, -4.771386775090036, -5.987488046485834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35.65992743281039, -10.919405657639047, -9.24797772249386, -7.90613087777825]</text:p>
          </table:table-cell>
          <table:table-cell office:value-type="string" calcext:value-type="string">
            <text:p>[-20.22414061464708, -1.1046814563786755, -1.7840063875992573, -3.57640201995002]</text:p>
          </table:table-cell>
          <table:table-cell office:value-type="string" calcext:value-type="string">
            <text:p>[-52.70003216298784, -5.687128169049771, -6.990415939785177, -8.049019595624474]</text:p>
          </table:table-cell>
          <table:table-cell office:value-type="string" calcext:value-type="string">
            <text:p>[-17.098848012649647, -4.153233963475955, -7.015687122592151, -8.478969149186955]</text:p>
          </table:table-cell>
          <table:table-cell office:value-type="string" calcext:value-type="string">
            <text:p>[-32.4502259599188, -3.273157660669601, -5.023768029013054, -6.147192174461802]</text:p>
          </table:table-cell>
          <table:table-cell office:value-type="string" calcext:value-type="string">
            <text:p>[-31.828542542825456, -4.831323531861376, -9.954361803123035, -16.391036441868255]</text:p>
          </table:table-cell>
          <table:table-cell office:value-type="string" calcext:value-type="string">
            <text:p>[-20.524508134738184, -4.439763010810616, -3.1875193855323003, -3.452696138613698]</text:p>
          </table:table-cell>
          <table:table-cell office:value-type="string" calcext:value-type="string">
            <text:p>[-46.62149866592797, -4.310654558202143, -4.8684410622851, -4.630133879465981]</text:p>
          </table:table-cell>
          <table:table-cell office:value-type="string" calcext:value-type="string">
            <text:p>[-59.51101016599141, -4.73785328400218, -4.699347998927528, -4.936480142873978]</text:p>
          </table:table-cell>
          <table:table-cell office:value-type="string" calcext:value-type="string">
            <text:p>[-20.7392514229106, -2.1126988123633117, -4.668741350405514, -5.96373046382945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13.549547565723774, -7.015071725577915, -10.726363484597412, -11.531647982022154]</text:p>
          </table:table-cell>
          <table:table-cell office:value-type="string" calcext:value-type="string">
            <text:p>[-46.919072163524824, -3.1146485284395453, -2.9945382288216083, -4.011320139903862]</text:p>
          </table:table-cell>
          <table:table-cell office:value-type="string" calcext:value-type="string">
            <text:p>[-55.68638998952278, -3.2744171751652784, -1.3865632044432807, -1.9676219935338413]</text:p>
          </table:table-cell>
          <table:table-cell office:value-type="string" calcext:value-type="string">
            <text:p>[-5.472212311268221, -2.5025624750303344, -2.175331853072926, -2.5289882729076396]</text:p>
          </table:table-cell>
          <table:table-cell office:value-type="string" calcext:value-type="string">
            <text:p>[-46.49254773451867, -4.807894236001231, -4.693919693955184, -4.2682311589422595]</text:p>
          </table:table-cell>
          <table:table-cell office:value-type="string" calcext:value-type="string">
            <text:p>[-52.58658197530559, -2.4438665106052193, -1.7989244107271318, -2.3368717089701896]</text:p>
          </table:table-cell>
          <table:table-cell office:value-type="string" calcext:value-type="string">
            <text:p>[-3.5702294666521306, -1.4196229019965312, -1.558008386564813, -1.4320117817797628]</text:p>
          </table:table-cell>
          <table:table-cell office:value-type="string" calcext:value-type="string">
            <text:p>[-23.26882163639088, -3.088520636071612, -4.10446747461517, -3.9242271359774428]</text:p>
          </table:table-cell>
          <table:table-cell office:value-type="string" calcext:value-type="string">
            <text:p>[-46.19771394999867, -6.087601928556197, -12.256248346061849, -16.718368826103493]</text:p>
          </table:table-cell>
          <table:table-cell office:value-type="string" calcext:value-type="string">
            <text:p>[-43.276765956003004, -7.333866464755445, -10.990632348021133, -12.88710583017269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9.619985510328824, -3.702445323872472, -3.2761941997306865, -3.3939486761238147]</text:p>
          </table:table-cell>
          <table:table-cell office:value-type="string" calcext:value-type="string">
            <text:p>[-38.431069771707385, -1.9447729164265182, -2.4399211955300038, -3.4061385932563804]</text:p>
          </table:table-cell>
          <table:table-cell office:value-type="string" calcext:value-type="string">
            <text:p>[-47.26040507278002, -5.775235278411595, -5.795081049650208, -6.568678147586637]</text:p>
          </table:table-cell>
          <table:table-cell office:value-type="string" calcext:value-type="string">
            <text:p>[-50.27034629371108, -5.7469235047435285, -10.683783751289244, -12.81895231572021]</text:p>
          </table:table-cell>
          <table:table-cell office:value-type="string" calcext:value-type="string">
            <text:p>[-19.02452390121445, -1.8371550088083666, -1.1951091926001967, -2.063217149262897]</text:p>
          </table:table-cell>
          <table:table-cell office:value-type="string" calcext:value-type="string">
            <text:p>[-19.28176168762368, -5.063007517842788, -3.769921423407685, -3.1640987534571785]</text:p>
          </table:table-cell>
          <table:table-cell office:value-type="string" calcext:value-type="string">
            <text:p>[-27.414479259951065, -0.9921460638863344, -1.4148502745112035, -2.1844324220886557]</text:p>
          </table:table-cell>
          <table:table-cell office:value-type="string" calcext:value-type="string">
            <text:p>[-24.295897464987505, -4.108499522997233, -7.757722316016924, -8.712106868142456]</text:p>
          </table:table-cell>
          <table:table-cell office:value-type="string" calcext:value-type="string">
            <text:p>[-21.69032250512415, -3.118908273045018, -3.881699981548836, -5.629215142360766]</text:p>
          </table:table-cell>
          <table:table-cell office:value-type="string" calcext:value-type="string">
            <text:p>[-48.32196670125657, -4.924286235404973, -5.0384843460960616, -4.95638221635168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50.42639176812167, -10.208963234766077, -20.93838752243913, -27.08152614000028]</text:p>
          </table:table-cell>
          <table:table-cell office:value-type="string" calcext:value-type="string">
            <text:p>[-58.52821820529292, -4.596472123042505, -3.186861811510866, -4.007593074930504]</text:p>
          </table:table-cell>
          <table:table-cell office:value-type="string" calcext:value-type="string">
            <text:p>[-58.34519538530707, -7.318672706758167, -10.571208378406126, -12.319723287827555]</text:p>
          </table:table-cell>
          <table:table-cell office:value-type="string" calcext:value-type="string">
            <text:p>[-38.39864497089873, -7.175888626954152, -8.492320932234932, -6.815462253291238]</text:p>
          </table:table-cell>
          <table:table-cell office:value-type="string" calcext:value-type="string">
            <text:p>[-20.1212192593728, -3.137526444352723, -4.900861751182184, -6.5282223519534055]</text:p>
          </table:table-cell>
          <table:table-cell office:value-type="string" calcext:value-type="string">
            <text:p>[-49.02373643876299, -8.500685175733192, -11.567376976936373, -12.706204230270867]</text:p>
          </table:table-cell>
          <table:table-cell office:value-type="string" calcext:value-type="string">
            <text:p>[-19.46306268031335, -7.012021922751921, -11.255202688720601, -12.557609896635036]</text:p>
          </table:table-cell>
          <table:table-cell office:value-type="string" calcext:value-type="string">
            <text:p>[-25.336363058505107, -2.2419479267274722, -2.1770331337281235, -3.5144739999165786]</text:p>
          </table:table-cell>
          <table:table-cell office:value-type="string" calcext:value-type="string">
            <text:p>[-21.156148106753502, -2.988124957617311, -2.6517142816834705, -3.220436728633169]</text:p>
          </table:table-cell>
          <table:table-cell office:value-type="string" calcext:value-type="string">
            <text:p>[-45.734443400247926, -4.606237455001283, -3.2737636103300494, -2.835165133925632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22.176967629933465, -15.835769942907628, -18.98092848663435, -20.02086126690179]</text:p>
          </table:table-cell>
          <table:table-cell office:value-type="string" calcext:value-type="string">
            <text:p>[-19.37839127736496, -2.510177989978213, -1.7280428966736538, -1.5088671720994373]</text:p>
          </table:table-cell>
          <table:table-cell office:value-type="string" calcext:value-type="string">
            <text:p>[-23.297542767703217, -2.8352752737727194, -3.8911911266303667, -4.673619738032486]</text:p>
          </table:table-cell>
          <table:table-cell office:value-type="string" calcext:value-type="string">
            <text:p>[-55.93666982365926, -4.943988823456968, -3.7428399030016157, -2.851086727351193]</text:p>
          </table:table-cell>
          <table:table-cell office:value-type="string" calcext:value-type="string">
            <text:p>[-49.24909188092921, -3.92927655888351, -2.937697057898081, -2.485012198589742]</text:p>
          </table:table-cell>
          <table:table-cell office:value-type="string" calcext:value-type="string">
            <text:p>[-60.21112170605045, -12.718616450793952, -14.986809011532376, -14.541897687866756]</text:p>
          </table:table-cell>
          <table:table-cell office:value-type="string" calcext:value-type="string">
            <text:p>[-50.24289720081856, -3.249057045098347, -1.579326674959458, -2.551484487270672]</text:p>
          </table:table-cell>
          <table:table-cell office:value-type="string" calcext:value-type="string">
            <text:p>[-34.2151909358112, -9.012847151929915, -7.2287265135836165, -5.378017446950634]</text:p>
          </table:table-cell>
          <table:table-cell office:value-type="string" calcext:value-type="string">
            <text:p>[-47.257584631183455, -5.320554403484445, -6.049972630524314, -6.771203899392986]</text:p>
          </table:table-cell>
          <table:table-cell office:value-type="string" calcext:value-type="string">
            <text:p>[-65.71639904090001, -4.868672612805303, -2.8266728111977057, -2.7032093360797926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65.73243096136466, -4.669743448414576, -3.2955940942577255, -2.5476356535247158]</text:p>
          </table:table-cell>
          <table:table-cell office:value-type="string" calcext:value-type="string">
            <text:p>[-49.811155754995, -3.0850400835838787, -4.144057015319169, -4.705118303321476]</text:p>
          </table:table-cell>
          <table:table-cell office:value-type="string" calcext:value-type="string">
            <text:p>[-62.33302291150417, -4.884274403269773, -3.2087150113215612, -2.669999693960401]</text:p>
          </table:table-cell>
          <table:table-cell office:value-type="string" calcext:value-type="string">
            <text:p>[-48.15272815515943, -5.955253029950236, -6.605134913970612, -6.961972233595426]</text:p>
          </table:table-cell>
          <table:table-cell office:value-type="string" calcext:value-type="string">
            <text:p>[-94.2506923107709, -15.786306565052044, -17.24799220615225, -16.623696585992477]</text:p>
          </table:table-cell>
          <table:table-cell office:value-type="string" calcext:value-type="string">
            <text:p>[-65.73243096136466, -4.669743448414576, -3.2955940942577255, -2.5476356535247158]</text:p>
          </table:table-cell>
          <table:table-cell office:value-type="string" calcext:value-type="string">
            <text:p>[-23.288664310259357, -3.2943268939297443, -4.982683332014415, -5.834213691355172]</text:p>
          </table:table-cell>
          <table:table-cell office:value-type="string" calcext:value-type="string">
            <text:p>[-35.059678729981016, -2.6917417635679675, -2.035737857462716, -1.8517785374376095]</text:p>
          </table:table-cell>
          <table:table-cell office:value-type="string" calcext:value-type="string">
            <text:p>[-83.1698627651553, -4.6373292891059625, -3.2155693599776436, -2.2738073697922134]</text:p>
          </table:table-cell>
          <table:table-cell office:value-type="string" calcext:value-type="string">
            <text:p>[-68.58544518990479, -7.598706390622145, -5.994520588378549, -7.771995576598489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57.85310782271249, -5.584004886502658, -4.353755001536763, -2.720864995055172]</text:p>
          </table:table-cell>
          <table:table-cell table:number-columns-repeated="2" office:value-type="string" calcext:value-type="string">
            <text:p>[-43.43610970272125, -5.314559911993122, -3.33344184647002, -2.2020096483720053]</text:p>
          </table:table-cell>
          <table:table-cell office:value-type="string" calcext:value-type="string">
            <text:p>[-91.00566479908494, -6.114012227988952, -2.6281030434015973, -1.7679359721977317]</text:p>
          </table:table-cell>
          <table:table-cell office:value-type="string" calcext:value-type="string">
            <text:p>[-96.23209584096146, -5.631323487152984, -3.995307233793577, -2.709411566015252]</text:p>
          </table:table-cell>
          <table:table-cell office:value-type="string" calcext:value-type="string">
            <text:p>[-22.346259463394745, -5.029067484967142, -3.5835486064139666, -2.177072038163841]</text:p>
          </table:table-cell>
          <table:table-cell office:value-type="string" calcext:value-type="string">
            <text:p>[-71.90616787317697, -5.290742400568216, -3.581841669378427, -2.1277872866823477]</text:p>
          </table:table-cell>
          <table:table-cell office:value-type="string" calcext:value-type="string">
            <text:p>[-64.60040222792323, -4.886573862742871, -2.7050423773559595, -1.7622287577841345]</text:p>
          </table:table-cell>
          <table:table-cell office:value-type="string" calcext:value-type="string">
            <text:p>[-57.85310782271249, -5.584004886502658, -4.353755001536763, -2.720864995055172]</text:p>
          </table:table-cell>
          <table:table-cell office:value-type="string" calcext:value-type="string">
            <text:p>[-22.346259463394745, -5.029067484967142, -3.5835486064139666, -2.177072038163841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80651294276633, 0.48172734539432566, 0.5559115027780595, 0.6540413652659804]</text:p>
          </table:table-cell>
          <table:table-cell office:value-type="string" calcext:value-type="string">
            <text:p>[0.2626251775305955, 0.4831822126233774, 0.5580162564055898, 0.658456090211328]</text:p>
          </table:table-cell>
          <table:table-cell office:value-type="string" calcext:value-type="string">
            <text:p>[0.29336716785567013, 0.48397764805660576, 0.5573176460320369, 0.6548345360612935]</text:p>
          </table:table-cell>
          <table:table-cell office:value-type="string" calcext:value-type="string">
            <text:p>[0.2580651294276633, 0.48172734539432566, 0.5559115027780595, 0.6540413652659804]</text:p>
          </table:table-cell>
          <table:table-cell office:value-type="string" calcext:value-type="string">
            <text:p>[0.25686008150347095, 0.48293190514570766, 0.5524574424403793, 0.6510826130251383]</text:p>
          </table:table-cell>
          <table:table-cell office:value-type="string" calcext:value-type="string">
            <text:p>[0.2583958228668035, 0.4864110278596152, 0.5628319534796817, 0.6607556759004992]</text:p>
          </table:table-cell>
          <table:table-cell table:number-columns-repeated="2" office:value-type="string" calcext:value-type="string">
            <text:p>[0.26885368150204836, 0.4874783489643468, 0.5697274674070121, 0.6769142183745406]</text:p>
          </table:table-cell>
          <table:table-cell office:value-type="string" calcext:value-type="string">
            <text:p>[0.25718075297500315, 0.48325758355665926, 0.560105272878353, 0.6578222519200451]</text:p>
          </table:table-cell>
          <table:table-cell office:value-type="string" calcext:value-type="string">
            <text:p>[0.2583958228668035, 0.4864110278596152, 0.5628319534796817, 0.660755675900499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30000824436286816, 0.4869210693450317, 0.5618438489466766, 0.6615712805060765]</text:p>
          </table:table-cell>
          <table:table-cell office:value-type="string" calcext:value-type="string">
            <text:p>[0.25769319744166436, 0.48303576655651553, 0.5594148598505903, 0.6600878255567079]</text:p>
          </table:table-cell>
          <table:table-cell office:value-type="string" calcext:value-type="string">
            <text:p>[0.3009598274525745, 0.4854845308666257, 0.5554151205655545, 0.6543737726423627]</text:p>
          </table:table-cell>
          <table:table-cell office:value-type="string" calcext:value-type="string">
            <text:p>[0.27422623240122407, 0.4831662223812777, 0.5578462084523298, 0.6610167685757439]</text:p>
          </table:table-cell>
          <table:table-cell office:value-type="string" calcext:value-type="string">
            <text:p>[0.2758503080851474, 0.48475916813196046, 0.5559274235265856, 0.6558807536541335]</text:p>
          </table:table-cell>
          <table:table-cell office:value-type="string" calcext:value-type="string">
            <text:p>[0.31590032374294863, 0.4931016157979193, 0.5740631368078297, 0.6791928126412554]</text:p>
          </table:table-cell>
          <table:table-cell office:value-type="string" calcext:value-type="string">
            <text:p>[0.2580543390327992, 0.48166545577211545, 0.5582038817731566, 0.6618707436535702]</text:p>
          </table:table-cell>
          <table:table-cell office:value-type="string" calcext:value-type="string">
            <text:p>[0.25718075297500315, 0.48325758355665926, 0.560105272878353, 0.6578222519200451]</text:p>
          </table:table-cell>
          <table:table-cell office:value-type="string" calcext:value-type="string">
            <text:p>[0.2792033884145316, 0.4883506397753703, 0.5671093847905497, 0.6716072757483493]</text:p>
          </table:table-cell>
          <table:table-cell office:value-type="string" calcext:value-type="string">
            <text:p>[0.25927572630558904, 0.4878711510278583, 0.5656798066445203, 0.662619359981539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127025893035943, 0.49011423514306196, 0.5659302589356322, 0.6621090238761033]</text:p>
          </table:table-cell>
          <table:table-cell office:value-type="string" calcext:value-type="string">
            <text:p>[0.310972602915039, 0.49171641019255163, 0.5759997017903039, 0.6821833333418499]</text:p>
          </table:table-cell>
          <table:table-cell office:value-type="string" calcext:value-type="string">
            <text:p>[0.3264562647612311, 0.48831840289003986, 0.558097657721627, 0.6596027347703829]</text:p>
          </table:table-cell>
          <table:table-cell office:value-type="string" calcext:value-type="string">
            <text:p>[0.2981333568173249, 0.48961697297397794, 0.5716446059542243, 0.6809601759120654]</text:p>
          </table:table-cell>
          <table:table-cell office:value-type="string" calcext:value-type="string">
            <text:p>[0.3172710723080447, 0.4932833652587288, 0.5736376552544354, 0.6782567617375199]</text:p>
          </table:table-cell>
          <table:table-cell office:value-type="string" calcext:value-type="string">
            <text:p>[0.2826145558783834, 0.4881981410832946, 0.5692632959967374, 0.6878907689170355]</text:p>
          </table:table-cell>
          <table:table-cell office:value-type="string" calcext:value-type="string">
            <text:p>[0.2577048676428251, 0.4823854454249861, 0.5587229474931882, 0.6622291131326048]</text:p>
          </table:table-cell>
          <table:table-cell office:value-type="string" calcext:value-type="string">
            <text:p>[0.3121005040265638, 0.4861661805560101, 0.5616398827216752, 0.6585450011044239]</text:p>
          </table:table-cell>
          <table:table-cell office:value-type="string" calcext:value-type="string">
            <text:p>[0.2853081378774381, 0.4879393579938634, 0.5721569823799761, 0.6886805740231567]</text:p>
          </table:table-cell>
          <table:table-cell office:value-type="string" calcext:value-type="string">
            <text:p>[0.260695479177356, 0.4907502898467295, 0.5695616705595502, 0.666077057273591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9332085796853746, 0.4890180378011294, 0.5670647014349749, 0.664475123415964]</text:p>
          </table:table-cell>
          <table:table-cell office:value-type="string" calcext:value-type="string">
            <text:p>[0.2679717015813319, 0.49535157547007763, 0.5878917087520746, 0.7122116722848538]</text:p>
          </table:table-cell>
          <table:table-cell office:value-type="string" calcext:value-type="string">
            <text:p>[0.25983848550804767, 0.48832318988718193, 0.5656049141919306, 0.665581867196611]</text:p>
          </table:table-cell>
          <table:table-cell office:value-type="string" calcext:value-type="string">
            <text:p>[0.2837864411949663, 0.48507515731366574, 0.5578789032052853, 0.659490045633362]</text:p>
          </table:table-cell>
          <table:table-cell office:value-type="string" calcext:value-type="string">
            <text:p>[0.27295917348516296, 0.49649482420529695, 0.5831336665638294, 0.6901268298254234]</text:p>
          </table:table-cell>
          <table:table-cell office:value-type="string" calcext:value-type="string">
            <text:p>[0.3075366509265258, 0.48931743282748563, 0.5643560411039678, 0.6622336021990509]</text:p>
          </table:table-cell>
          <table:table-cell office:value-type="string" calcext:value-type="string">
            <text:p>[0.3132570533281717, 0.4990099640562095, 0.5813764485920064, 0.6775438807734689]</text:p>
          </table:table-cell>
          <table:table-cell office:value-type="string" calcext:value-type="string">
            <text:p>[0.2684798491492803, 0.504235704314323, 0.5931283102917484, 0.7011389517269004]</text:p>
          </table:table-cell>
          <table:table-cell office:value-type="string" calcext:value-type="string">
            <text:p>[0.2838322421239602, 0.48307663754870095, 0.5585862142223479, 0.6636644928267914]</text:p>
          </table:table-cell>
          <table:table-cell office:value-type="string" calcext:value-type="string">
            <text:p>[0.2577364828290594, 0.4840745966219282, 0.5615007819601902, 0.662153349668291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7895642824264755, 0.5038703100637896, 0.5914310700257372, 0.701398438639804]</text:p>
          </table:table-cell>
          <table:table-cell office:value-type="string" calcext:value-type="string">
            <text:p>[0.27054642154820485, 0.4896116453116005, 0.5650135102453683, 0.6676806841086808]</text:p>
          </table:table-cell>
          <table:table-cell office:value-type="string" calcext:value-type="string">
            <text:p>[0.32999655575163717, 0.49140001729718563, 0.5633433223681792, 0.6666582611328996]</text:p>
          </table:table-cell>
          <table:table-cell office:value-type="string" calcext:value-type="string">
            <text:p>[0.2702529269774105, 0.48820209962787126, 0.5697191464258412, 0.6785852815407892]</text:p>
          </table:table-cell>
          <table:table-cell office:value-type="string" calcext:value-type="string">
            <text:p>[0.3013487806026624, 0.4956390526333809, 0.5703283985184511, 0.6723309595873643]</text:p>
          </table:table-cell>
          <table:table-cell office:value-type="string" calcext:value-type="string">
            <text:p>[0.3825534860304003, 0.4988277274362179, 0.5744719046786443, 0.6661350653281518]</text:p>
          </table:table-cell>
          <table:table-cell office:value-type="string" calcext:value-type="string">
            <text:p>[0.30254410003665466, 0.4893993292006673, 0.5633361116424334, 0.6613020770144404]</text:p>
          </table:table-cell>
          <table:table-cell office:value-type="string" calcext:value-type="string">
            <text:p>[0.31494217063569147, 0.4862665050521662, 0.5637257726718728, 0.6677359036509654]</text:p>
          </table:table-cell>
          <table:table-cell office:value-type="string" calcext:value-type="string">
            <text:p>[0.300656916094265, 0.4906139020082165, 0.5657586343070781, 0.6741548980596734]</text:p>
          </table:table-cell>
          <table:table-cell office:value-type="string" calcext:value-type="string">
            <text:p>[0.31550115745076535, 0.48704568869406106, 0.5585391113593656, 0.654546620648166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186386145922018, 0.49582058842119603, 0.5805755622289744, 0.6866962923030163]</text:p>
          </table:table-cell>
          <table:table-cell office:value-type="string" calcext:value-type="string">
            <text:p>[0.3122627696398542, 0.5008720171999035, 0.5984626665175883, 0.715544304375748]</text:p>
          </table:table-cell>
          <table:table-cell office:value-type="string" calcext:value-type="string">
            <text:p>[0.26063393499444476, 0.4911300029858009, 0.5723608451864739, 0.6740560565056359]</text:p>
          </table:table-cell>
          <table:table-cell office:value-type="string" calcext:value-type="string">
            <text:p>[0.2600636891705521, 0.49401769093718, 0.5748590652666633, 0.6717836379926493]</text:p>
          </table:table-cell>
          <table:table-cell office:value-type="string" calcext:value-type="string">
            <text:p>[0.31597757976862606, 0.4954207781033792, 0.5759964941187639, 0.6780266511831146]</text:p>
          </table:table-cell>
          <table:table-cell office:value-type="string" calcext:value-type="string">
            <text:p>[0.2770326913752398, 0.5000691582272339, 0.585801243384718, 0.6882032196933902]</text:p>
          </table:table-cell>
          <table:table-cell office:value-type="string" calcext:value-type="string">
            <text:p>[0.35524221430697245, 0.4998395140152084, 0.5708088215981563, 0.672660556430107]</text:p>
          </table:table-cell>
          <table:table-cell office:value-type="string" calcext:value-type="string">
            <text:p>[0.3449957570924484, 0.5106853376073199, 0.6095004410663993, 0.7241663483942474]</text:p>
          </table:table-cell>
          <table:table-cell office:value-type="string" calcext:value-type="string">
            <text:p>[0.2684892590461774, 0.49272826638919187, 0.5736906887864694, 0.6689395910163503]</text:p>
          </table:table-cell>
          <table:table-cell office:value-type="string" calcext:value-type="string">
            <text:p>[0.27406181973754595, 0.49203274332894803, 0.5743064317391047, 0.680835314627943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1749852846924476, 0.48933875269516475, 0.5587932418941035, 0.6583666511041089]</text:p>
          </table:table-cell>
          <table:table-cell office:value-type="string" calcext:value-type="string">
            <text:p>[0.271736289262243, 0.48492970023671544, 0.5562722655342389, 0.6565611698517314]</text:p>
          </table:table-cell>
          <table:table-cell office:value-type="string" calcext:value-type="string">
            <text:p>[0.2979601469540424, 0.49595224202578597, 0.5805396400976294, 0.6876978229952848]</text:p>
          </table:table-cell>
          <table:table-cell office:value-type="string" calcext:value-type="string">
            <text:p>[0.33579847584448563, 0.4959627173631952, 0.575217968727144, 0.6736981131289165]</text:p>
          </table:table-cell>
          <table:table-cell office:value-type="string" calcext:value-type="string">
            <text:p>[0.2802774875383348, 0.5048412747038977, 0.5983860607910455, 0.7191590120191478]</text:p>
          </table:table-cell>
          <table:table-cell office:value-type="string" calcext:value-type="string">
            <text:p>[0.34372180397820123, 0.5034464805360516, 0.5884779027109126, 0.6960861503464983]</text:p>
          </table:table-cell>
          <table:table-cell office:value-type="string" calcext:value-type="string">
            <text:p>[0.32639362229045155, 0.4968742458264426, 0.5788234696373269, 0.6811961469179669]</text:p>
          </table:table-cell>
          <table:table-cell office:value-type="string" calcext:value-type="string">
            <text:p>[0.3186098977488764, 0.49436441904247486, 0.581541060785727, 0.6918807280358853]</text:p>
          </table:table-cell>
          <table:table-cell office:value-type="string" calcext:value-type="string">
            <text:p>[0.27847626321783414, 0.4909091131954067, 0.5787573651439564, 0.6903574300892998]</text:p>
          </table:table-cell>
          <table:table-cell office:value-type="string" calcext:value-type="string">
            <text:p>[0.37284948684823194, 0.49522446282393084, 0.5759527154398018, 0.6809318500956099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324634845214983, 0.4897185312864278, 0.5657675197070863, 0.6710193914749109]</text:p>
          </table:table-cell>
          <table:table-cell office:value-type="string" calcext:value-type="string">
            <text:p>[0.3496106205153682, 0.49447441763979216, 0.5693340966266452, 0.6685598181609821]</text:p>
          </table:table-cell>
          <table:table-cell office:value-type="string" calcext:value-type="string">
            <text:p>[0.34637146414963854, 0.5010173694908718, 0.5778829268054595, 0.6795937086483224]</text:p>
          </table:table-cell>
          <table:table-cell office:value-type="string" calcext:value-type="string">
            <text:p>[0.40256573867415707, 0.49826388885514655, 0.5744877062832404, 0.6830620184265519]</text:p>
          </table:table-cell>
          <table:table-cell office:value-type="string" calcext:value-type="string">
            <text:p>[0.4313212438955316, 0.4987615768497693, 0.5720308140193678, 0.6760381619701924]</text:p>
          </table:table-cell>
          <table:table-cell office:value-type="string" calcext:value-type="string">
            <text:p>[0.3406262003238656, 0.49157333102550066, 0.5671514464204841, 0.6788159670768041]</text:p>
          </table:table-cell>
          <table:table-cell office:value-type="string" calcext:value-type="string">
            <text:p>[0.3824969641228729, 0.5008630182310596, 0.5736689739390182, 0.6722225557948796]</text:p>
          </table:table-cell>
          <table:table-cell office:value-type="string" calcext:value-type="string">
            <text:p>[0.27840876665695335, 0.5049028370134022, 0.5917991907659239, 0.6918765341973216]</text:p>
          </table:table-cell>
          <table:table-cell office:value-type="string" calcext:value-type="string">
            <text:p>[0.2726109968798904, 0.4872802457165992, 0.565873988027809, 0.6699967085565649]</text:p>
          </table:table-cell>
          <table:table-cell office:value-type="string" calcext:value-type="string">
            <text:p>[0.36275452487077975, 0.4981082719729115, 0.5805600484959408, 0.6820623767865364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462164428021893, 0.5025733910737065, 0.6053382210387612, 0.7384192020802511]</text:p>
          </table:table-cell>
          <table:table-cell office:value-type="string" calcext:value-type="string">
            <text:p>[0.29482105307780543, 0.48856056827503636, 0.5756009931424535, 0.6860208336928603]</text:p>
          </table:table-cell>
          <table:table-cell office:value-type="string" calcext:value-type="string">
            <text:p>[0.33984733882293094, 0.4852477958625803, 0.565117522136248, 0.6791479171272321]</text:p>
          </table:table-cell>
          <table:table-cell office:value-type="string" calcext:value-type="string">
            <text:p>[0.272609119953597, 0.4962660772131159, 0.5886632156578814, 0.6993058308391122]</text:p>
          </table:table-cell>
          <table:table-cell office:value-type="string" calcext:value-type="string">
            <text:p>[0.3317616791956926, 0.49000387860426375, 0.5662108719674068, 0.6643034032681663]</text:p>
          </table:table-cell>
          <table:table-cell office:value-type="string" calcext:value-type="string">
            <text:p>[0.3315182249304729, 0.48768395404801296, 0.5572792746647462, 0.6612223593959181]</text:p>
          </table:table-cell>
          <table:table-cell office:value-type="string" calcext:value-type="string">
            <text:p>[0.31412519732128225, 0.4914369303470711, 0.5697891393076255, 0.6671276622380528]</text:p>
          </table:table-cell>
          <table:table-cell office:value-type="string" calcext:value-type="string">
            <text:p>[0.4069495637831021, 0.5120159624775059, 0.638942685119551, 0.7831624327861696]</text:p>
          </table:table-cell>
          <table:table-cell office:value-type="string" calcext:value-type="string">
            <text:p>[0.27186328232522966, 0.5157220428040445, 0.6150197986665294, 0.7235223235373359]</text:p>
          </table:table-cell>
          <table:table-cell office:value-type="string" calcext:value-type="string">
            <text:p>[0.33211690014729406, 0.4949452120085171, 0.5817633792102254, 0.693786452862019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5292542986185854, 0.5352610008743319, 0.6076951722719666, 0.7038135516859094]</text:p>
          </table:table-cell>
          <table:table-cell office:value-type="string" calcext:value-type="string">
            <text:p>[0.308539563260773, 0.48684365058840623, 0.5653173855467845, 0.6756516106769622]</text:p>
          </table:table-cell>
          <table:table-cell office:value-type="string" calcext:value-type="string">
            <text:p>[0.3874949742148158, 0.5089092468999497, 0.5935717978261588, 0.7057019496352863]</text:p>
          </table:table-cell>
          <table:table-cell office:value-type="string" calcext:value-type="string">
            <text:p>[0.33555915178758267, 0.5012816243199492, 0.594529404450345, 0.7092426871788643]</text:p>
          </table:table-cell>
          <table:table-cell office:value-type="string" calcext:value-type="string">
            <text:p>[0.3608918606723631, 0.4967558045134448, 0.5841588105023797, 0.6939945941066289]</text:p>
          </table:table-cell>
          <table:table-cell office:value-type="string" calcext:value-type="string">
            <text:p>[0.39978456663246786, 0.5036356793531214, 0.6108068491050503, 0.7594303738494419]</text:p>
          </table:table-cell>
          <table:table-cell office:value-type="string" calcext:value-type="string">
            <text:p>[0.3316946564833062, 0.5024103373651418, 0.5732219476514187, 0.6760325483178949]</text:p>
          </table:table-cell>
          <table:table-cell office:value-type="string" calcext:value-type="string">
            <text:p>[0.36369141305236896, 0.5017719233013878, 0.5830477597347151, 0.6837130480720901]</text:p>
          </table:table-cell>
          <table:table-cell office:value-type="string" calcext:value-type="string">
            <text:p>[0.434279714181451, 0.5061039315765814, 0.5821980902440064, 0.6861119384736406]</text:p>
          </table:table-cell>
          <table:table-cell office:value-type="string" calcext:value-type="string">
            <text:p>[0.3201528711960453, 0.49318879585215936, 0.581850202829199, 0.6926960331653628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1201480414811206, 0.5160819999300253, 0.616324922149455, 0.7289930156607708]</text:p>
          </table:table-cell>
          <table:table-cell office:value-type="string" calcext:value-type="string">
            <text:p>[0.37646713486337424, 0.4966481798363609, 0.5709054814269071, 0.6797483874450039]</text:p>
          </table:table-cell>
          <table:table-cell office:value-type="string" calcext:value-type="string">
            <text:p>[0.4328131413382433, 0.49729236633024687, 0.5619508270488829, 0.6659692271300913]</text:p>
          </table:table-cell>
          <table:table-cell office:value-type="string" calcext:value-type="string">
            <text:p>[0.27148608854620787, 0.49236165720020536, 0.5677536008782648, 0.6679881630385484]</text:p>
          </table:table-cell>
          <table:table-cell office:value-type="string" calcext:value-type="string">
            <text:p>[0.3870045790624927, 0.5040124296258457, 0.5819286600036818, 0.6817224540628267]</text:p>
          </table:table-cell>
          <table:table-cell office:value-type="string" calcext:value-type="string">
            <text:p>[0.3891083626358593, 0.4938104890259666, 0.5655189827949346, 0.6684839269987208]</text:p>
          </table:table-cell>
          <table:table-cell office:value-type="string" calcext:value-type="string">
            <text:p>[0.2691951381665493, 0.48888358225815837, 0.5644172782954788, 0.6626971341237907]</text:p>
          </table:table-cell>
          <table:table-cell office:value-type="string" calcext:value-type="string">
            <text:p>[0.31091464055522333, 0.4966658379642922, 0.5786870376276946, 0.6782376443677445]</text:p>
          </table:table-cell>
          <table:table-cell office:value-type="string" calcext:value-type="string">
            <text:p>[0.3869540463604484, 0.5112356096497961, 0.6224631249901013, 0.7621281833826098]</text:p>
          </table:table-cell>
          <table:table-cell office:value-type="string" calcext:value-type="string">
            <text:p>[0.37289283731692924, 0.5169671432440134, 0.617402902525269, 0.736934569263278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7544096148308, 0.4974978643312239, 0.574504181809432, 0.6752932714167155]</text:p>
          </table:table-cell>
          <table:table-cell office:value-type="string" calcext:value-type="string">
            <text:p>[0.4074009590012054, 0.4905290478713653, 0.5695098190419082, 0.675062521053854]</text:p>
          </table:table-cell>
          <table:table-cell office:value-type="string" calcext:value-type="string">
            <text:p>[0.35920585469202404, 0.5093272509473208, 0.5868460571532154, 0.6951926592304358]</text:p>
          </table:table-cell>
          <table:table-cell office:value-type="string" calcext:value-type="string">
            <text:p>[0.3691981643512346, 0.5075645103380994, 0.6151535367150479, 0.7388471221973553]</text:p>
          </table:table-cell>
          <table:table-cell office:value-type="string" calcext:value-type="string">
            <text:p>[0.3104346946664266, 0.4892891213004538, 0.5613920110647244, 0.6657350758352111]</text:p>
          </table:table-cell>
          <table:table-cell office:value-type="string" calcext:value-type="string">
            <text:p>[0.327073315661439, 0.5056815927066557, 0.5768595060710737, 0.6742834438781109]</text:p>
          </table:table-cell>
          <table:table-cell office:value-type="string" calcext:value-type="string">
            <text:p>[0.3205826758450641, 0.4865796924771643, 0.5627209177010795, 0.6689169433401791]</text:p>
          </table:table-cell>
          <table:table-cell office:value-type="string" calcext:value-type="string">
            <text:p>[0.3043853753188265, 0.5011684618932816, 0.599800876027688, 0.7091042662727889]</text:p>
          </table:table-cell>
          <table:table-cell office:value-type="string" calcext:value-type="string">
            <text:p>[0.352710978061736, 0.49705669812034853, 0.5764524516642082, 0.6905092713818722]</text:p>
          </table:table-cell>
          <table:table-cell office:value-type="string" calcext:value-type="string">
            <text:p>[0.37888282737279866, 0.5047815498906026, 0.5837231794487835, 0.685523132706422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138320872529363, 0.5324944412211255, 0.6690908096757646, 0.8289237964970267]</text:p>
          </table:table-cell>
          <table:table-cell office:value-type="string" calcext:value-type="string">
            <text:p>[0.4401437161784184, 0.503659428580283, 0.5728580314467198, 0.6781144343537844]</text:p>
          </table:table-cell>
          <table:table-cell office:value-type="string" calcext:value-type="string">
            <text:p>[0.40053923865787633, 0.5175394488810898, 0.6129767828278883, 0.7353243604444477]</text:p>
          </table:table-cell>
          <table:table-cell office:value-type="string" calcext:value-type="string">
            <text:p>[0.3962002480633473, 0.5164286630511554, 0.6035535748211507, 0.6980775305096949]</text:p>
          </table:table-cell>
          <table:table-cell office:value-type="string" calcext:value-type="string">
            <text:p>[0.3244049846801335, 0.49681982806708797, 0.5828958137012684, 0.6955765786915122]</text:p>
          </table:table-cell>
          <table:table-cell office:value-type="string" calcext:value-type="string">
            <text:p>[0.4209304491776716, 0.5226897990645782, 0.620596900604881, 0.735886526121428]</text:p>
          </table:table-cell>
          <table:table-cell office:value-type="string" calcext:value-type="string">
            <text:p>[0.35918156949904817, 0.5170967109330559, 0.6151004086310645, 0.734723815703467]</text:p>
          </table:table-cell>
          <table:table-cell office:value-type="string" calcext:value-type="string">
            <text:p>[0.3281737698826944, 0.49333050256789834, 0.5677630543167863, 0.6765844093766417]</text:p>
          </table:table-cell>
          <table:table-cell office:value-type="string" calcext:value-type="string">
            <text:p>[0.32977166954030523, 0.49532010681055544, 0.5696480181181696, 0.6732833550875041]</text:p>
          </table:table-cell>
          <table:table-cell office:value-type="string" calcext:value-type="string">
            <text:p>[0.4039711285734817, 0.504048277262479, 0.5732948024543981, 0.6714243676747184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4607630826774677, 0.5561560908000847, 0.6616115186709339, 0.7824953486649425]</text:p>
          </table:table-cell>
          <table:table-cell office:value-type="string" calcext:value-type="string">
            <text:p>[0.34397689793877756, 0.4932102599552271, 0.5654217046340957, 0.6631532641246399]</text:p>
          </table:table-cell>
          <table:table-cell office:value-type="string" calcext:value-type="string">
            <text:p>[0.3344938141588709, 0.49670411941826637, 0.5764578624010245, 0.6840798179852009]</text:p>
          </table:table-cell>
          <table:table-cell office:value-type="string" calcext:value-type="string">
            <text:p>[0.44987365346617086, 0.5060693617612064, 0.5758687633953005, 0.6720951989748072]</text:p>
          </table:table-cell>
          <table:table-cell office:value-type="string" calcext:value-type="string">
            <text:p>[0.4108101606441628, 0.5004447635272852, 0.5718474777996493, 0.668860892353567]</text:p>
          </table:table-cell>
          <table:table-cell office:value-type="string" calcext:value-type="string">
            <text:p>[0.44202264392371104, 0.5411885739060074, 0.6381514410898896, 0.748365670769371]</text:p>
          </table:table-cell>
          <table:table-cell office:value-type="string" calcext:value-type="string">
            <text:p>[0.4266420277371545, 0.4977834209648932, 0.5644558382136137, 0.6692458794790591]</text:p>
          </table:table-cell>
          <table:table-cell office:value-type="string" calcext:value-type="string">
            <text:p>[0.363115641704746, 0.5230142808284142, 0.5967069178643035, 0.6882867853352593]</text:p>
          </table:table-cell>
          <table:table-cell office:value-type="string" calcext:value-type="string">
            <text:p>[0.3913430390892934, 0.5068025102202252, 0.5890925990603005, 0.6964110345067304]</text:p>
          </table:table-cell>
          <table:table-cell office:value-type="string" calcext:value-type="string">
            <text:p>[0.46741525021704683, 0.5051788767356822, 0.5698407086597225, 0.670331377941731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6690317277087, 0.5047474740491422, 0.5739785174978186, 0.6700455817104006]</text:p>
          </table:table-cell>
          <table:table-cell office:value-type="string" calcext:value-type="string">
            <text:p>[0.36257280871195124, 0.49634158471086476, 0.578753193011665, 0.6847472653518621]</text:p>
          </table:table-cell>
          <table:table-cell office:value-type="string" calcext:value-type="string">
            <text:p>[0.46032136985487115, 0.505306776705916, 0.5736628780478096, 0.670619126038034]</text:p>
          </table:table-cell>
          <table:table-cell office:value-type="string" calcext:value-type="string">
            <text:p>[0.38199505177303045, 0.5095992818036894, 0.5895928696527944, 0.6948840787189684]</text:p>
          </table:table-cell>
          <table:table-cell office:value-type="string" calcext:value-type="string">
            <text:p>[0.4965582323725032, 0.5587300596525421, 0.653208314163261, 0.7631645628493254]</text:p>
          </table:table-cell>
          <table:table-cell office:value-type="string" calcext:value-type="string">
            <text:p>[0.46690317277087, 0.5047474740491422, 0.5739785174978186, 0.6700455817104006]</text:p>
          </table:table-cell>
          <table:table-cell office:value-type="string" calcext:value-type="string">
            <text:p>[0.3367464646132996, 0.49898382327668384, 0.5823067819366222, 0.691664717622098]</text:p>
          </table:table-cell>
          <table:table-cell office:value-type="string" calcext:value-type="string">
            <text:p>[0.3550596836614251, 0.4944857322657947, 0.5678288176798064, 0.6658738950222052]</text:p>
          </table:table-cell>
          <table:table-cell office:value-type="string" calcext:value-type="string">
            <text:p>[0.48624704552349945, 0.5041242308868022, 0.573386914025356, 0.6676534874636766]</text:p>
          </table:table-cell>
          <table:table-cell office:value-type="string" calcext:value-type="string">
            <text:p>[0.46088327831095616, 0.5170866821455277, 0.5873263989794282, 0.7032138952256174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4801757310914336, 0.5084126831937719, 0.5795394348196069, 0.6700247626657869]</text:p>
          </table:table-cell>
          <table:table-cell table:number-columns-repeated="2" office:value-type="string" calcext:value-type="string">
            <text:p>[0.43381826645994076, 0.5071804821795705, 0.5744205567924382, 0.6679533492906283]</text:p>
          </table:table-cell>
          <table:table-cell office:value-type="string" calcext:value-type="string">
            <text:p>[0.5248862752060692, 0.5113766900616711, 0.5695836725202738, 0.6641243032909769]</text:p>
          </table:table-cell>
          <table:table-cell office:value-type="string" calcext:value-type="string">
            <text:p>[0.5057137211981084, 0.5099113346007661, 0.5783128584158912, 0.6702829507286974]</text:p>
          </table:table-cell>
          <table:table-cell office:value-type="string" calcext:value-type="string">
            <text:p>[0.36170362411085333, 0.5066254799885628, 0.5756265889659414, 0.6671337541001231]</text:p>
          </table:table-cell>
          <table:table-cell office:value-type="string" calcext:value-type="string">
            <text:p>[0.4773204758717302, 0.5069140268796842, 0.5752475209381406, 0.666455325279673]</text:p>
          </table:table-cell>
          <table:table-cell office:value-type="string" calcext:value-type="string">
            <text:p>[0.4732648436363148, 0.5054378219193241, 0.5703022338071847, 0.6646605034977611]</text:p>
          </table:table-cell>
          <table:table-cell office:value-type="string" calcext:value-type="string">
            <text:p>[0.44801757310914336, 0.5084126831937719, 0.5795394348196069, 0.6700247626657869]</text:p>
          </table:table-cell>
          <table:table-cell office:value-type="string" calcext:value-type="string">
            <text:p>[0.36170362411085333, 0.5066254799885628, 0.5756265889659414, 0.6671337541001231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3']</text:p>
          </table:table-cell>
          <table:table-cell table:number-columns-repeated="2" office:value-type="string" calcext:value-type="string">
            <text:p>['dh11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4', 'dh09']</text:p>
          </table:table-cell>
          <table:table-cell office:value-type="string" calcext:value-type="string">
            <text:p>['dh05', 'dh09']</text:p>
          </table:table-cell>
          <table:table-cell office:value-type="string" calcext:value-type="string">
            <text:p>['ap07', 'dh07']</text:p>
          </table:table-cell>
          <table:table-cell office:value-type="string" calcext:value-type="string">
            <text:p>['ap03', 'dh08']</text:p>
          </table:table-cell>
          <table:table-cell office:value-type="string" calcext:value-type="string">
            <text:p>['ap03', 'dh07']</text:p>
          </table:table-cell>
          <table:table-cell office:value-type="string" calcext:value-type="string">
            <text:p>['ap04', 'dh11']</text:p>
          </table:table-cell>
          <table:table-cell office:value-type="string" calcext:value-type="string">
            <text:p>['dh02', 'dh08']</text:p>
          </table:table-cell>
          <table:table-cell office:value-type="string" calcext:value-type="string">
            <text:p>['dh01', 'dh04']</text:p>
          </table:table-cell>
          <table:table-cell office:value-type="string" calcext:value-type="string">
            <text:p>['ap03', 'dh09']</text:p>
          </table:table-cell>
          <table:table-cell office:value-type="string" calcext:value-type="string">
            <text:p>['dh02', 'dh03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2', 'dh03', 'dh10']</text:p>
          </table:table-cell>
          <table:table-cell office:value-type="string" calcext:value-type="string">
            <text:p>['ap07', 'dh02', 'dh11']</text:p>
          </table:table-cell>
          <table:table-cell office:value-type="string" calcext:value-type="string">
            <text:p>['ap04', 'ap06', 'dh07']</text:p>
          </table:table-cell>
          <table:table-cell office:value-type="string" calcext:value-type="string">
            <text:p>['ap04', 'dh08', 'dh09']</text:p>
          </table:table-cell>
          <table:table-cell office:value-type="string" calcext:value-type="string">
            <text:p>['ap01', 'ap04', 'dh11']</text:p>
          </table:table-cell>
          <table:table-cell office:value-type="string" calcext:value-type="string">
            <text:p>['ap05', 'dh07', 'dh11']</text:p>
          </table:table-cell>
          <table:table-cell office:value-type="string" calcext:value-type="string">
            <text:p>['ap01', 'dh04', 'dh08']</text:p>
          </table:table-cell>
          <table:table-cell office:value-type="string" calcext:value-type="string">
            <text:p>['ap07', 'dh01', 'dh05']</text:p>
          </table:table-cell>
          <table:table-cell office:value-type="string" calcext:value-type="string">
            <text:p>['ap05', 'dh05', 'dh11']</text:p>
          </table:table-cell>
          <table:table-cell office:value-type="string" calcext:value-type="string">
            <text:p>['dh01', 'dh03', 'dh10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1', 'ap03', 'dh03', 'dh05']</text:p>
          </table:table-cell>
          <table:table-cell office:value-type="string" calcext:value-type="string">
            <text:p>['dh05', 'dh06', 'dh09', 'dh11']</text:p>
          </table:table-cell>
          <table:table-cell office:value-type="string" calcext:value-type="string">
            <text:p>['ap06', 'dh03', 'dh05', 'dh06']</text:p>
          </table:table-cell>
          <table:table-cell office:value-type="string" calcext:value-type="string">
            <text:p>['ap03', 'ap05', 'dh06', 'dh07']</text:p>
          </table:table-cell>
          <table:table-cell office:value-type="string" calcext:value-type="string">
            <text:p>['ap01', 'dh03', 'dh09', 'dh11']</text:p>
          </table:table-cell>
          <table:table-cell office:value-type="string" calcext:value-type="string">
            <text:p>['ap03', 'ap04', 'dh02', 'dh10']</text:p>
          </table:table-cell>
          <table:table-cell office:value-type="string" calcext:value-type="string">
            <text:p>['ap04', 'dh01', 'dh06', 'dh07']</text:p>
          </table:table-cell>
          <table:table-cell office:value-type="string" calcext:value-type="string">
            <text:p>['dh03', 'dh05', 'dh09', 'dh10']</text:p>
          </table:table-cell>
          <table:table-cell office:value-type="string" calcext:value-type="string">
            <text:p>['ap03', 'ap05', 'dh02', 'dh08']</text:p>
          </table:table-cell>
          <table:table-cell office:value-type="string" calcext:value-type="string">
            <text:p>['dh03', 'dh04', 'dh06', 'dh08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dh03', 'dh04', 'dh09', 'dh10', 'dh11']</text:p>
          </table:table-cell>
          <table:table-cell office:value-type="string" calcext:value-type="string">
            <text:p>['ap05', 'ap06', 'dh02', 'dh04', 'dh06']</text:p>
          </table:table-cell>
          <table:table-cell office:value-type="string" calcext:value-type="string">
            <text:p>['ap01', 'ap04', 'ap06', 'dh06', 'dh07']</text:p>
          </table:table-cell>
          <table:table-cell office:value-type="string" calcext:value-type="string">
            <text:p>['ap01', 'ap06', 'dh02', 'dh07', 'dh11']</text:p>
          </table:table-cell>
          <table:table-cell office:value-type="string" calcext:value-type="string">
            <text:p>['ap01', 'ap04', 'ap05', 'dh06', 'dh09']</text:p>
          </table:table-cell>
          <table:table-cell office:value-type="string" calcext:value-type="string">
            <text:p>['ap04', 'ap07', 'dh01', 'dh04', 'dh07']</text:p>
          </table:table-cell>
          <table:table-cell office:value-type="string" calcext:value-type="string">
            <text:p>['ap01', 'ap07', 'dh05', 'dh06', 'dh10']</text:p>
          </table:table-cell>
          <table:table-cell office:value-type="string" calcext:value-type="string">
            <text:p>['ap07', 'dh01', 'dh04', 'dh05', 'dh08']</text:p>
          </table:table-cell>
          <table:table-cell office:value-type="string" calcext:value-type="string">
            <text:p>['ap06', 'ap07', 'dh05', 'dh06', 'dh07']</text:p>
          </table:table-cell>
          <table:table-cell office:value-type="string" calcext:value-type="string">
            <text:p>['ap01', 'ap04', 'dh04', 'dh05', 'dh07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6', 'ap07', 'dh01', 'dh03', 'dh04', 'dh11']</text:p>
          </table:table-cell>
          <table:table-cell office:value-type="string" calcext:value-type="string">
            <text:p>['ap01', 'ap04', 'dh05', 'dh07', 'dh08', 'dh09']</text:p>
          </table:table-cell>
          <table:table-cell office:value-type="string" calcext:value-type="string">
            <text:p>['ap01', 'dh01', 'dh02', 'dh03', 'dh06', 'dh08']</text:p>
          </table:table-cell>
          <table:table-cell office:value-type="string" calcext:value-type="string">
            <text:p>['ap01', 'ap05', 'dh01', 'dh02', 'dh03', 'dh06']</text:p>
          </table:table-cell>
          <table:table-cell office:value-type="string" calcext:value-type="string">
            <text:p>['ap07', 'dh02', 'dh03', 'dh06', 'dh10', 'dh11']</text:p>
          </table:table-cell>
          <table:table-cell office:value-type="string" calcext:value-type="string">
            <text:p>['ap06', 'dh01', 'dh03', 'dh04', 'dh07', 'dh11']</text:p>
          </table:table-cell>
          <table:table-cell office:value-type="string" calcext:value-type="string">
            <text:p>['ap04', 'ap05', 'ap07', 'dh02', 'dh05', 'dh08']</text:p>
          </table:table-cell>
          <table:table-cell office:value-type="string" calcext:value-type="string">
            <text:p>['ap03', 'ap07', 'dh06', 'dh07', 'dh09', 'dh11']</text:p>
          </table:table-cell>
          <table:table-cell office:value-type="string" calcext:value-type="string">
            <text:p>['ap01', 'ap03', 'dh01', 'dh04', 'dh06', 'dh07']</text:p>
          </table:table-cell>
          <table:table-cell office:value-type="string" calcext:value-type="string">
            <text:p>['ap05', 'dh01', 'dh02', 'dh03', 'dh08', 'dh10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3', 'ap05', 'ap07', 'dh06', 'dh07', 'dh10']</text:p>
          </table:table-cell>
          <table:table-cell office:value-type="string" calcext:value-type="string">
            <text:p>['ap01', 'ap03', 'ap06', 'dh03', 'dh04', 'dh06', 'dh08']</text:p>
          </table:table-cell>
          <table:table-cell office:value-type="string" calcext:value-type="string">
            <text:p>['ap01', 'ap03', 'ap05', 'ap06', 'dh03', 'dh05', 'dh09']</text:p>
          </table:table-cell>
          <table:table-cell office:value-type="string" calcext:value-type="string">
            <text:p>['ap03', 'ap05', 'ap07', 'dh01', 'dh03', 'dh06', 'dh10']</text:p>
          </table:table-cell>
          <table:table-cell office:value-type="string" calcext:value-type="string">
            <text:p>['ap03', 'ap06', 'dh04', 'dh05', 'dh08', 'dh09', 'dh10']</text:p>
          </table:table-cell>
          <table:table-cell office:value-type="string" calcext:value-type="string">
            <text:p>['ap01', 'ap03', 'ap05', 'ap07', 'dh05', 'dh09', 'dh10']</text:p>
          </table:table-cell>
          <table:table-cell office:value-type="string" calcext:value-type="string">
            <text:p>['ap04', 'ap06', 'dh01', 'dh04', 'dh06', 'dh07', 'dh08']</text:p>
          </table:table-cell>
          <table:table-cell office:value-type="string" calcext:value-type="string">
            <text:p>['ap03', 'ap04', 'dh01', 'dh02', 'dh04', 'dh09', 'dh11']</text:p>
          </table:table-cell>
          <table:table-cell office:value-type="string" calcext:value-type="string">
            <text:p>['dh01', 'dh04', 'dh06', 'dh07', 'dh08', 'dh09', 'dh11']</text:p>
          </table:table-cell>
          <table:table-cell office:value-type="string" calcext:value-type="string">
            <text:p>['ap03', 'ap04', 'ap06', 'ap07', 'dh03', 'dh04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5', 'ap06', 'ap07', 'dh02', 'dh05', 'dh08']</text:p>
          </table:table-cell>
          <table:table-cell office:value-type="string" calcext:value-type="string">
            <text:p>['ap04', 'ap07', 'dh01', 'dh04', 'dh06', 'dh07', 'dh08', 'dh09']</text:p>
          </table:table-cell>
          <table:table-cell office:value-type="string" calcext:value-type="string">
            <text:p>['ap01', 'ap04', 'ap07', 'dh01', 'dh07', 'dh08', 'dh09', 'dh10']</text:p>
          </table:table-cell>
          <table:table-cell office:value-type="string" calcext:value-type="string">
            <text:p>['ap04', 'ap05', 'ap06', 'ap07', 'dh03', 'dh04', 'dh08', 'dh09']</text:p>
          </table:table-cell>
          <table:table-cell office:value-type="string" calcext:value-type="string">
            <text:p>['ap03', 'ap04', 'ap05', 'ap06', 'ap07', 'dh01', 'dh04', 'dh08']</text:p>
          </table:table-cell>
          <table:table-cell office:value-type="string" calcext:value-type="string">
            <text:p>['ap03', 'ap04', 'ap06', 'dh04', 'dh06', 'dh07', 'dh10', 'dh11']</text:p>
          </table:table-cell>
          <table:table-cell office:value-type="string" calcext:value-type="string">
            <text:p>['ap01', 'ap03', 'ap04', 'ap06', 'ap07', 'dh02', 'dh04', 'dh10']</text:p>
          </table:table-cell>
          <table:table-cell office:value-type="string" calcext:value-type="string">
            <text:p>['ap01', 'dh01', 'dh03', 'dh05', 'dh06', 'dh07', 'dh08', 'dh10']</text:p>
          </table:table-cell>
          <table:table-cell office:value-type="string" calcext:value-type="string">
            <text:p>['ap03', 'dh01', 'dh04', 'dh05', 'dh06', 'dh07', 'dh08', 'dh09']</text:p>
          </table:table-cell>
          <table:table-cell office:value-type="string" calcext:value-type="string">
            <text:p>['ap01', 'ap04', 'ap06', 'ap07', 'dh04', 'dh06', 'dh07', 'dh09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4', 'ap05', 'ap06', 'dh03', 'dh06', 'dh07', 'dh09', 'dh10', 'dh11']</text:p>
          </table:table-cell>
          <table:table-cell office:value-type="string" calcext:value-type="string">
            <text:p>['ap01', 'ap05', 'dh03', 'dh04', 'dh06', 'dh07', 'dh08', 'dh09', 'dh11']</text:p>
          </table:table-cell>
          <table:table-cell office:value-type="string" calcext:value-type="string">
            <text:p>['ap04', 'dh02', 'dh03', 'dh05', 'dh06', 'dh07', 'dh08', 'dh10', 'dh11']</text:p>
          </table:table-cell>
          <table:table-cell office:value-type="string" calcext:value-type="string">
            <text:p>['ap01', 'dh01', 'dh02', 'dh03', 'dh04', 'dh05', 'dh06', 'dh07', 'dh11']</text:p>
          </table:table-cell>
          <table:table-cell office:value-type="string" calcext:value-type="string">
            <text:p>['ap03', 'ap04', 'ap06', 'dh01', 'dh02', 'dh05', 'dh06', 'dh07', 'dh10']</text:p>
          </table:table-cell>
          <table:table-cell office:value-type="string" calcext:value-type="string">
            <text:p>['ap01', 'ap04', 'ap06', 'dh02', 'dh04', 'dh05', 'dh06', 'dh09', 'dh10']</text:p>
          </table:table-cell>
          <table:table-cell office:value-type="string" calcext:value-type="string">
            <text:p>['ap01', 'ap03', 'ap06', 'ap07', 'dh01', 'dh04', 'dh06', 'dh07', 'dh09']</text:p>
          </table:table-cell>
          <table:table-cell office:value-type="string" calcext:value-type="string">
            <text:p>['ap01', 'ap03', 'ap04', 'ap06', 'ap07', 'dh01', 'dh05', 'dh08', 'dh11']</text:p>
          </table:table-cell>
          <table:table-cell office:value-type="string" calcext:value-type="string">
            <text:p>['ap01', 'ap05', 'ap06', 'dh02', 'dh03', 'dh04', 'dh05', 'dh07', 'dh09']</text:p>
          </table:table-cell>
          <table:table-cell office:value-type="string" calcext:value-type="string">
            <text:p>['ap06', 'ap07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4', 'ap05', 'ap07', 'dh03', 'dh04', 'dh05', 'dh07', 'dh10', 'dh11']</text:p>
          </table:table-cell>
          <table:table-cell office:value-type="string" calcext:value-type="string">
            <text:p>['ap01', 'ap03', 'ap04', 'dh01', 'dh03', 'dh06', 'dh08', 'dh09', 'dh10', 'dh11']</text:p>
          </table:table-cell>
          <table:table-cell office:value-type="string" calcext:value-type="string">
            <text:p>['ap04', 'ap06', 'ap07', 'dh01', 'dh05', 'dh06', 'dh07', 'dh08', 'dh10', 'dh11']</text:p>
          </table:table-cell>
          <table:table-cell office:value-type="string" calcext:value-type="string">
            <text:p>['ap01', 'ap05', 'ap07', 'dh01', 'dh02', 'dh03', 'dh04', 'dh06', 'dh10', 'dh11']</text:p>
          </table:table-cell>
          <table:table-cell office:value-type="string" calcext:value-type="string">
            <text:p>['ap03', 'ap04', 'ap07', 'dh01', 'dh02', 'dh03', 'dh04', 'dh05', 'dh08', 'dh09']</text:p>
          </table:table-cell>
          <table:table-cell office:value-type="string" calcext:value-type="string">
            <text:p>['ap04', 'ap07', 'dh01', 'dh03', 'dh05', 'dh07', 'dh08', 'dh09', 'dh10', 'dh11']</text:p>
          </table:table-cell>
          <table:table-cell office:value-type="string" calcext:value-type="string">
            <text:p>['ap01', 'ap03', 'ap05', 'ap06', 'ap07', 'dh01', 'dh04', 'dh07', 'dh08', 'dh09']</text:p>
          </table:table-cell>
          <table:table-cell office:value-type="string" calcext:value-type="string">
            <text:p>['ap04', 'ap06', 'ap07', 'dh01', 'dh02', 'dh03', 'dh04', 'dh06', 'dh10', 'dh11']</text:p>
          </table:table-cell>
          <table:table-cell office:value-type="string" calcext:value-type="string">
            <text:p>['ap03', 'ap04', 'ap05', 'ap06', 'ap07', 'dh01', 'dh03', 'dh05', 'dh08', 'dh10']</text:p>
          </table:table-cell>
          <table:table-cell office:value-type="string" calcext:value-type="string">
            <text:p>['ap01', 'ap03', 'ap05', 'ap07', 'dh02', 'dh03', 'dh04', 'dh06', 'dh08', 'dh10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5', 'ap06', 'dh02', 'dh04', 'dh05', 'dh07', 'dh08', 'dh09', 'dh10', 'dh11']</text:p>
          </table:table-cell>
          <table:table-cell office:value-type="string" calcext:value-type="string">
            <text:p>['ap03', 'ap04', 'ap06', 'ap07', 'dh02', 'dh04', 'dh05', 'dh06', 'dh09', 'dh10', 'dh11']</text:p>
          </table:table-cell>
          <table:table-cell office:value-type="string" calcext:value-type="string">
            <text:p>['ap03', 'ap04', 'ap05', 'ap06', 'ap07', 'dh02', 'dh03', 'dh06', 'dh08', 'dh09', 'dh10']</text:p>
          </table:table-cell>
          <table:table-cell office:value-type="string" calcext:value-type="string">
            <text:p>['ap01', 'ap03', 'ap06', 'dh01', 'dh03', 'dh04', 'dh06', 'dh08', 'dh09', 'dh10', 'dh11']</text:p>
          </table:table-cell>
          <table:table-cell office:value-type="string" calcext:value-type="string">
            <text:p>['ap01', 'ap03', 'ap04', 'ap06', 'ap07', 'dh01', 'dh02', 'dh03', 'dh07', 'dh09', 'dh11']</text:p>
          </table:table-cell>
          <table:table-cell office:value-type="string" calcext:value-type="string">
            <text:p>['ap04', 'ap06', 'ap07', 'dh01', 'dh04', 'dh05', 'dh06', 'dh08', 'dh09', 'dh10', 'dh11']</text:p>
          </table:table-cell>
          <table:table-cell office:value-type="string" calcext:value-type="string">
            <text:p>['ap01', 'ap03', 'ap06', 'dh01', 'dh02', 'dh03', 'dh04', 'dh05', 'dh07', 'dh08', 'dh09']</text:p>
          </table:table-cell>
          <table:table-cell office:value-type="string" calcext:value-type="string">
            <text:p>['ap01', 'ap03', 'ap04', 'ap05', 'dh01', 'dh03', 'dh06', 'dh07', 'dh08', 'dh09', 'dh10']</text:p>
          </table:table-cell>
          <table:table-cell office:value-type="string" calcext:value-type="string">
            <text:p>['ap01', 'ap04', 'ap06', 'ap07', 'dh01', 'dh02', 'dh04', 'dh05', 'dh07', 'dh08', 'dh11']</text:p>
          </table:table-cell>
          <table:table-cell office:value-type="string" calcext:value-type="string">
            <text:p>['ap01', 'ap03', 'ap04', 'ap05', 'ap06', 'dh03', 'dh04', 'dh06', 'dh07', 'dh09', 'dh10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4', 'ap06', 'ap07', 'dh01', 'dh02', 'dh03', 'dh05', 'dh06', 'dh09', 'dh10', 'dh11']</text:p>
          </table:table-cell>
          <table:table-cell office:value-type="string" calcext:value-type="string">
            <text:p>['ap04', 'ap07', 'dh01', 'dh02', 'dh03', 'dh04', 'dh05', 'dh06', 'dh07', 'dh08', 'dh10', 'dh11']</text:p>
          </table:table-cell>
          <table:table-cell office:value-type="string" calcext:value-type="string">
            <text:p>['ap01', 'ap03', 'ap04', 'ap05', 'ap06', 'dh02', 'dh04', 'dh05', 'dh06', 'dh08', 'dh10', 'dh11']</text:p>
          </table:table-cell>
          <table:table-cell office:value-type="string" calcext:value-type="string">
            <text:p>['ap01', 'ap03', 'ap04', 'ap05', 'ap07', 'dh01', 'dh02', 'dh03', 'dh05', 'dh08', 'dh09', 'dh11']</text:p>
          </table:table-cell>
          <table:table-cell office:value-type="string" calcext:value-type="string">
            <text:p>['ap01', 'ap05', 'ap06', 'ap07', 'dh02', 'dh03', 'dh04', 'dh06', 'dh07', 'dh08', 'dh10', 'dh11']</text:p>
          </table:table-cell>
          <table:table-cell office:value-type="string" calcext:value-type="string">
            <text:p>['ap01', 'ap05', 'ap06', 'ap07', 'dh01', 'dh03', 'dh04', 'dh05', 'dh06', 'dh07', 'dh08', 'dh10']</text:p>
          </table:table-cell>
          <table:table-cell office:value-type="string" calcext:value-type="string">
            <text:p>['ap01', 'ap03', 'ap04', 'ap05', 'dh01', 'dh02', 'dh03', 'dh06', 'dh08', 'dh09', 'dh10', 'dh11']</text:p>
          </table:table-cell>
          <table:table-cell office:value-type="string" calcext:value-type="string">
            <text:p>['ap01', 'ap03', 'ap04', 'ap05', 'dh02', 'dh03', 'dh05', 'dh06', 'dh07', 'dh08', 'dh09', 'dh10']</text:p>
          </table:table-cell>
          <table:table-cell office:value-type="string" calcext:value-type="string">
            <text:p>['ap03', 'ap05', 'ap06', 'ap07', 'dh01', 'dh02', 'dh03', 'dh06', 'dh07', 'dh09', 'dh10', 'dh11']</text:p>
          </table:table-cell>
          <table:table-cell office:value-type="string" calcext:value-type="string">
            <text:p>['ap01', 'ap03', 'ap04', 'ap05', 'ap06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6', 'ap07', 'dh02', 'dh04', 'dh05', 'dh07', 'dh08', 'dh09', 'dh10', 'dh11']</text:p>
          </table:table-cell>
          <table:table-cell office:value-type="string" calcext:value-type="string">
            <text:p>['ap03', 'ap04', 'ap05', 'ap06', 'ap07', 'dh01', 'dh03', 'dh04', 'dh05', 'dh06', 'dh08', 'dh09', 'dh10']</text:p>
          </table:table-cell>
          <table:table-cell office:value-type="string" calcext:value-type="string">
            <text:p>['ap01', 'ap03', 'ap04', 'ap06', 'ap07', 'dh01', 'dh02', 'dh03', 'dh04', 'dh05', 'dh08', 'dh09', 'dh10']</text:p>
          </table:table-cell>
          <table:table-cell office:value-type="string" calcext:value-type="string">
            <text:p>['ap01', 'ap03', 'ap04', 'ap07', 'dh01', 'dh02', 'dh03', 'dh04', 'dh05', 'dh06', 'dh09', 'dh10', 'dh11']</text:p>
          </table:table-cell>
          <table:table-cell office:value-type="string" calcext:value-type="string">
            <text:p>['ap01', 'ap03', 'ap05', 'ap06', 'ap07', 'dh01', 'dh02', 'dh03', 'dh04', 'dh07', 'dh08', 'dh09', 'dh11']</text:p>
          </table:table-cell>
          <table:table-cell office:value-type="string" calcext:value-type="string">
            <text:p>['ap04', 'ap05', 'ap06', 'ap07', 'dh02', 'dh03', 'dh05', 'dh06', 'dh07', 'dh08', 'dh09', 'dh10', 'dh11']</text:p>
          </table:table-cell>
          <table:table-cell office:value-type="string" calcext:value-type="string">
            <text:p>['ap01', 'ap03', 'ap06', 'ap07', 'dh02', 'dh03', 'dh04', 'dh05', 'dh06', 'dh07', 'dh08', 'dh09', 'dh11']</text:p>
          </table:table-cell>
          <table:table-cell office:value-type="string" calcext:value-type="string">
            <text:p>['ap01', 'ap03', 'ap05', 'ap06', 'ap07', 'dh02', 'dh03', 'dh05', 'dh06', 'dh07', 'dh08', 'dh10', 'dh11']</text:p>
          </table:table-cell>
          <table:table-cell office:value-type="string" calcext:value-type="string">
            <text:p>['ap01', 'ap03', 'ap05', 'ap06', 'ap07', 'dh02', 'dh03', 'dh04', 'dh05', 'dh06', 'dh08', 'dh10', 'dh11']</text:p>
          </table:table-cell>
          <table:table-cell office:value-type="string" calcext:value-type="string">
            <text:p>['ap04', 'ap05', 'ap06', 'ap07', 'dh01', 'dh02', 'dh04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5', 'ap06', 'ap07', 'dh01', 'dh02', 'dh03', 'dh04', 'dh07', 'dh08', 'dh09', 'dh10', 'dh11']</text:p>
          </table:table-cell>
          <table:table-cell office:value-type="string" calcext:value-type="string">
            <text:p>['ap01', 'ap03', 'ap05', 'ap07', 'dh01', 'dh02', 'dh03', 'dh04', 'dh06', 'dh07', 'dh08', 'dh09', 'dh10', 'dh11']</text:p>
          </table:table-cell>
          <table:table-cell office:value-type="string" calcext:value-type="string">
            <text:p>['ap01', 'ap03', 'ap05', 'ap06', 'ap07', 'dh03', 'dh04', 'dh05', 'dh06', 'dh07', 'dh08', 'dh09', 'dh10', 'dh11']</text:p>
          </table:table-cell>
          <table:table-cell office:value-type="string" calcext:value-type="string">
            <text:p>['ap03', 'ap04', 'ap05', 'ap06', 'ap07', 'dh01', 'dh03', 'dh04', 'dh05', 'dh06', 'dh07', 'dh08', 'dh10', 'dh11']</text:p>
          </table:table-cell>
          <table:table-cell office:value-type="string" calcext:value-type="string">
            <text:p>['ap01', 'ap04', 'ap05', 'ap06', 'ap07', 'dh01', 'dh02', 'dh03', 'dh04', 'dh06', 'dh07', 'dh09', 'dh10', 'dh11']</text:p>
          </table:table-cell>
          <table:table-cell office:value-type="string" calcext:value-type="string">
            <text:p>['ap01', 'ap03', 'ap04', 'ap05', 'ap06', 'ap07', 'dh01', 'dh02', 'dh03', 'dh04', 'dh07', 'dh08', 'dh09', 'dh10']</text:p>
          </table:table-cell>
          <table:table-cell office:value-type="string" calcext:value-type="string">
            <text:p>['ap04', 'ap05', 'ap06', 'ap07', 'dh02', 'dh03', 'dh04', 'dh05', 'dh06', 'dh07', 'dh08', 'dh09', 'dh10', 'dh11']</text:p>
          </table:table-cell>
          <table:table-cell office:value-type="string" calcext:value-type="string">
            <text:p>['ap01', 'ap04', 'ap05', 'ap07', 'dh01', 'dh02', 'dh04', 'dh05', 'dh06', 'dh07', 'dh08', 'dh09', 'dh10', 'dh11']</text:p>
          </table:table-cell>
          <table:table-cell office:value-type="string" calcext:value-type="string">
            <text:p>['ap03', 'ap04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3', 'dh04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4', 'dh05', 'dh06', 'dh07', 'dh08', 'dh09', 'dh11']</text:p>
          </table:table-cell>
          <table:table-cell office:value-type="string" calcext:value-type="string">
            <text:p>['ap01', 'ap03', 'ap04', 'ap05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1']</text:p>
          </table:table-cell>
          <table:table-cell office:value-type="string" calcext:value-type="string">
            <text:p>['ap01', 'ap03', 'ap04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1']</text:p>
          </table:table-cell>
          <table:table-cell office:value-type="string" calcext:value-type="string">
            <text:p>['ap01', 'ap03', 'ap05', 'ap06', 'ap07', 'dh01', 'dh03', 'dh04', 'dh05', 'dh06', 'dh07', 'dh08', 'dh09', 'dh10', 'dh11']</text:p>
          </table:table-cell>
          <table:table-cell office:value-type="string" calcext:value-type="string">
            <text:p>[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